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shapes>
          <draw:frame draw:z-index="0" draw:style-name="gr1" draw:text-style-name="P1" svg:width="159.99mm" svg:height="89.99mm" svg:x="127.92mm" svg:y="1mm">
            <loext:p draw:notify-on-update-of-ranges="step.B1:step.B1 step.B2:step.B61 step.C1:step.C1 step.C2:step.C61 step.D1:step.D1 step.D2:step.D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7.51mm" svg:y="99.35mm">
            <loext:p draw:notify-on-update-of-ranges="step.B2:step.B61 step.G1:step.G1 step.G2:step.G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7.77mm" svg:y="4.53mm">
            <loext:p draw:notify-on-update-of-ranges="step.B2:step.B61 step.F1:step.F1 step.F2:step.F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7.77mm" svg:y="99.35mm">
            <loext:p draw:notify-on-update-of-ranges="step.B2:step.B61 step.C1:step.C1 step.C2:step.C61 step.D1:step.D1 step.D2:step.D61 step.E1:step.E1 step.E2:step.E61 step.F1:step.F1 step.F2:step.F61 step.G1:step.G1 step.G2:step.G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0</text:p>
          </table:table-cell>
          <table:table-cell office:value-type="float" office:value="0.80644" calcext:value-type="float">
            <text:p>0.80644</text:p>
          </table:table-cell>
          <table:table-cell office:value-type="float" office:value="0.470658" calcext:value-type="float">
            <text:p>0.470658</text:p>
          </table:table-cell>
          <table:table-cell office:value-type="float" office:value="0" calcext:value-type="float">
            <text:p>0</text:p>
          </table:table-cell>
          <table:table-cell office:value-type="float" office:value="1354455" calcext:value-type="float">
            <text:p>13544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1</text:p>
          </table:table-cell>
          <table:table-cell office:value-type="float" office:value="0.704046" calcext:value-type="float">
            <text:p>0.704046</text:p>
          </table:table-cell>
          <table:table-cell office:value-type="float" office:value="0.452321" calcext:value-type="float">
            <text:p>0.452321</text:p>
          </table:table-cell>
          <table:table-cell office:value-type="float" office:value="0" calcext:value-type="float">
            <text:p>0</text:p>
          </table:table-cell>
          <table:table-cell office:value-type="float" office:value="1923647" calcext:value-type="float">
            <text:p>19236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2</text:p>
          </table:table-cell>
          <table:table-cell office:value-type="float" office:value="0.622863" calcext:value-type="float">
            <text:p>0.622863</text:p>
          </table:table-cell>
          <table:table-cell office:value-type="float" office:value="0.406174" calcext:value-type="float">
            <text:p>0.406174</text:p>
          </table:table-cell>
          <table:table-cell office:value-type="float" office:value="0" calcext:value-type="float">
            <text:p>0</text:p>
          </table:table-cell>
          <table:table-cell office:value-type="float" office:value="2200826" calcext:value-type="float">
            <text:p>22008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3</text:p>
          </table:table-cell>
          <table:table-cell office:value-type="float" office:value="0.550584" calcext:value-type="float">
            <text:p>0.550584</text:p>
          </table:table-cell>
          <table:table-cell office:value-type="float" office:value="0.15177" calcext:value-type="float">
            <text:p>0.15177</text:p>
          </table:table-cell>
          <table:table-cell office:value-type="float" office:value="0" calcext:value-type="float">
            <text:p>0</text:p>
          </table:table-cell>
          <table:table-cell office:value-type="float" office:value="271447" calcext:value-type="float">
            <text:p>2714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4</text:p>
          </table:table-cell>
          <table:table-cell office:value-type="float" office:value="0.542568" calcext:value-type="float">
            <text:p>0.542568</text:p>
          </table:table-cell>
          <table:table-cell office:value-type="float" office:value="0.164494" calcext:value-type="float">
            <text:p>0.164494</text:p>
          </table:table-cell>
          <table:table-cell office:value-type="float" office:value="0" calcext:value-type="float">
            <text:p>0</text:p>
          </table:table-cell>
          <table:table-cell office:value-type="float" office:value="313655" calcext:value-type="float">
            <text:p>3136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5</text:p>
          </table:table-cell>
          <table:table-cell office:value-type="float" office:value="0.563422" calcext:value-type="float">
            <text:p>0.563422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" calcext:value-type="float">
            <text:p>0</text:p>
          </table:table-cell>
          <table:table-cell office:value-type="float" office:value="353018" calcext:value-type="float">
            <text:p>353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6</text:p>
          </table:table-cell>
          <table:table-cell office:value-type="float" office:value="0.550758" calcext:value-type="float">
            <text:p>0.550758</text:p>
          </table:table-cell>
          <table:table-cell office:value-type="float" office:value="0.185495" calcext:value-type="float">
            <text:p>0.185495</text:p>
          </table:table-cell>
          <table:table-cell office:value-type="float" office:value="0" calcext:value-type="float">
            <text:p>0</text:p>
          </table:table-cell>
          <table:table-cell office:value-type="float" office:value="234772" calcext:value-type="float">
            <text:p>2347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7</text:p>
          </table:table-cell>
          <table:table-cell office:value-type="float" office:value="0.512292" calcext:value-type="float">
            <text:p>0.512292</text:p>
          </table:table-cell>
          <table:table-cell office:value-type="float" office:value="0.152424" calcext:value-type="float">
            <text:p>0.152424</text:p>
          </table:table-cell>
          <table:table-cell office:value-type="float" office:value="0" calcext:value-type="float">
            <text:p>0</text:p>
          </table:table-cell>
          <table:table-cell office:value-type="float" office:value="249356" calcext:value-type="float">
            <text:p>2493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8</text:p>
          </table:table-cell>
          <table:table-cell office:value-type="float" office:value="0.540198" calcext:value-type="float">
            <text:p>0.540198</text:p>
          </table:table-cell>
          <table:table-cell office:value-type="float" office:value="0.19209" calcext:value-type="float">
            <text:p>0.19209</text:p>
          </table:table-cell>
          <table:table-cell office:value-type="float" office:value="0" calcext:value-type="float">
            <text:p>0</text:p>
          </table:table-cell>
          <table:table-cell office:value-type="float" office:value="406013" calcext:value-type="float">
            <text:p>406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19</text:p>
          </table:table-cell>
          <table:table-cell office:value-type="float" office:value="0.635211" calcext:value-type="float">
            <text:p>0.635211</text:p>
          </table:table-cell>
          <table:table-cell office:value-type="float" office:value="0.250508" calcext:value-type="float">
            <text:p>0.250508</text:p>
          </table:table-cell>
          <table:table-cell office:value-type="float" office:value="0" calcext:value-type="float">
            <text:p>0</text:p>
          </table:table-cell>
          <table:table-cell office:value-type="float" office:value="381498" calcext:value-type="float">
            <text:p>381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0</text:p>
          </table:table-cell>
          <table:table-cell office:value-type="float" office:value="0.528801" calcext:value-type="float">
            <text:p>0.528801</text:p>
          </table:table-cell>
          <table:table-cell office:value-type="float" office:value="0.150327" calcext:value-type="float">
            <text:p>0.150327</text:p>
          </table:table-cell>
          <table:table-cell office:value-type="float" office:value="0" calcext:value-type="float">
            <text:p>0</text:p>
          </table:table-cell>
          <table:table-cell office:value-type="float" office:value="285709" calcext:value-type="float">
            <text:p>2857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1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253903" calcext:value-type="float">
            <text:p>0.253903</text:p>
          </table:table-cell>
          <table:table-cell office:value-type="float" office:value="0" calcext:value-type="float">
            <text:p>0</text:p>
          </table:table-cell>
          <table:table-cell office:value-type="float" office:value="380986" calcext:value-type="float">
            <text:p>3809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2</text:p>
          </table:table-cell>
          <table:table-cell office:value-type="float" office:value="0.500604" calcext:value-type="float">
            <text:p>0.500604</text:p>
          </table:table-cell>
          <table:table-cell office:value-type="float" office:value="0.186128" calcext:value-type="float">
            <text:p>0.186128</text:p>
          </table:table-cell>
          <table:table-cell office:value-type="float" office:value="0" calcext:value-type="float">
            <text:p>0</text:p>
          </table:table-cell>
          <table:table-cell office:value-type="float" office:value="312537" calcext:value-type="float">
            <text:p>3125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3</text:p>
          </table:table-cell>
          <table:table-cell office:value-type="float" office:value="0.535234" calcext:value-type="float">
            <text:p>0.535234</text:p>
          </table:table-cell>
          <table:table-cell office:value-type="float" office:value="0.148942" calcext:value-type="float">
            <text:p>0.148942</text:p>
          </table:table-cell>
          <table:table-cell office:value-type="float" office:value="0" calcext:value-type="float">
            <text:p>0</text:p>
          </table:table-cell>
          <table:table-cell office:value-type="float" office:value="251392" calcext:value-type="float">
            <text:p>2513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4</text:p>
          </table:table-cell>
          <table:table-cell office:value-type="float" office:value="0.511677" calcext:value-type="float">
            <text:p>0.511677</text:p>
          </table:table-cell>
          <table:table-cell office:value-type="float" office:value="0.227634" calcext:value-type="float">
            <text:p>0.227634</text:p>
          </table:table-cell>
          <table:table-cell office:value-type="float" office:value="0" calcext:value-type="float">
            <text:p>0</text:p>
          </table:table-cell>
          <table:table-cell office:value-type="float" office:value="336357" calcext:value-type="float">
            <text:p>3363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5</text:p>
          </table:table-cell>
          <table:table-cell office:value-type="float" office:value="0.60845" calcext:value-type="float">
            <text:p>0.60845</text:p>
          </table:table-cell>
          <table:table-cell office:value-type="float" office:value="0.185084" calcext:value-type="float">
            <text:p>0.185084</text:p>
          </table:table-cell>
          <table:table-cell office:value-type="float" office:value="0" calcext:value-type="float">
            <text:p>0</text:p>
          </table:table-cell>
          <table:table-cell office:value-type="float" office:value="274064" calcext:value-type="float">
            <text:p>2740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6</text:p>
          </table:table-cell>
          <table:table-cell office:value-type="float" office:value="0.547592" calcext:value-type="float">
            <text:p>0.547592</text:p>
          </table:table-cell>
          <table:table-cell office:value-type="float" office:value="0.181577" calcext:value-type="float">
            <text:p>0.181577</text:p>
          </table:table-cell>
          <table:table-cell office:value-type="float" office:value="0" calcext:value-type="float">
            <text:p>0</text:p>
          </table:table-cell>
          <table:table-cell office:value-type="float" office:value="288089" calcext:value-type="float">
            <text:p>2880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7</text:p>
          </table:table-cell>
          <table:table-cell office:value-type="float" office:value="0.490268" calcext:value-type="float">
            <text:p>0.490268</text:p>
          </table:table-cell>
          <table:table-cell office:value-type="float" office:value="0.124067" calcext:value-type="float">
            <text:p>0.124067</text:p>
          </table:table-cell>
          <table:table-cell office:value-type="float" office:value="0" calcext:value-type="float">
            <text:p>0</text:p>
          </table:table-cell>
          <table:table-cell office:value-type="float" office:value="281826" calcext:value-type="float">
            <text:p>2818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8</text:p>
          </table:table-cell>
          <table:table-cell office:value-type="float" office:value="0.525733" calcext:value-type="float">
            <text:p>0.525733</text:p>
          </table:table-cell>
          <table:table-cell office:value-type="float" office:value="0.183125" calcext:value-type="float">
            <text:p>0.183125</text:p>
          </table:table-cell>
          <table:table-cell office:value-type="float" office:value="0" calcext:value-type="float">
            <text:p>0</text:p>
          </table:table-cell>
          <table:table-cell office:value-type="float" office:value="291875" calcext:value-type="float">
            <text:p>2918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29</text:p>
          </table:table-cell>
          <table:table-cell office:value-type="float" office:value="0.551768" calcext:value-type="float">
            <text:p>0.551768</text:p>
          </table:table-cell>
          <table:table-cell office:value-type="float" office:value="0.213715" calcext:value-type="float">
            <text:p>0.213715</text:p>
          </table:table-cell>
          <table:table-cell office:value-type="float" office:value="0" calcext:value-type="float">
            <text:p>0</text:p>
          </table:table-cell>
          <table:table-cell office:value-type="float" office:value="315809" calcext:value-type="float">
            <text:p>3158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0</text:p>
          </table:table-cell>
          <table:table-cell office:value-type="float" office:value="0.480362" calcext:value-type="float">
            <text:p>0.480362</text:p>
          </table:table-cell>
          <table:table-cell office:value-type="float" office:value="0.222202" calcext:value-type="float">
            <text:p>0.222202</text:p>
          </table:table-cell>
          <table:table-cell office:value-type="float" office:value="0" calcext:value-type="float">
            <text:p>0</text:p>
          </table:table-cell>
          <table:table-cell office:value-type="float" office:value="388602" calcext:value-type="float">
            <text:p>3886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1</text:p>
          </table:table-cell>
          <table:table-cell office:value-type="float" office:value="0.515528" calcext:value-type="float">
            <text:p>0.515528</text:p>
          </table:table-cell>
          <table:table-cell office:value-type="float" office:value="0.249136" calcext:value-type="float">
            <text:p>0.249136</text:p>
          </table:table-cell>
          <table:table-cell office:value-type="float" office:value="0" calcext:value-type="float">
            <text:p>0</text:p>
          </table:table-cell>
          <table:table-cell office:value-type="float" office:value="317692" calcext:value-type="float">
            <text:p>3176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2</text:p>
          </table:table-cell>
          <table:table-cell office:value-type="float" office:value="0.480845" calcext:value-type="float">
            <text:p>0.480845</text:p>
          </table:table-cell>
          <table:table-cell office:value-type="float" office:value="0.151822" calcext:value-type="float">
            <text:p>0.151822</text:p>
          </table:table-cell>
          <table:table-cell office:value-type="float" office:value="0" calcext:value-type="float">
            <text:p>0</text:p>
          </table:table-cell>
          <table:table-cell office:value-type="float" office:value="265129" calcext:value-type="float">
            <text:p>265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3</text:p>
          </table:table-cell>
          <table:table-cell office:value-type="float" office:value="0.53673" calcext:value-type="float">
            <text:p>0.53673</text:p>
          </table:table-cell>
          <table:table-cell office:value-type="float" office:value="0.150408" calcext:value-type="float">
            <text:p>0.150408</text:p>
          </table:table-cell>
          <table:table-cell office:value-type="float" office:value="0" calcext:value-type="float">
            <text:p>0</text:p>
          </table:table-cell>
          <table:table-cell office:value-type="float" office:value="282136" calcext:value-type="float">
            <text:p>282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4</text:p>
          </table:table-cell>
          <table:table-cell office:value-type="float" office:value="0.549033" calcext:value-type="float">
            <text:p>0.549033</text:p>
          </table:table-cell>
          <table:table-cell office:value-type="float" office:value="0.197271" calcext:value-type="float">
            <text:p>0.197271</text:p>
          </table:table-cell>
          <table:table-cell office:value-type="float" office:value="0" calcext:value-type="float">
            <text:p>0</text:p>
          </table:table-cell>
          <table:table-cell office:value-type="float" office:value="337172" calcext:value-type="float">
            <text:p>3371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5</text:p>
          </table:table-cell>
          <table:table-cell office:value-type="float" office:value="0.582856" calcext:value-type="float">
            <text:p>0.582856</text:p>
          </table:table-cell>
          <table:table-cell office:value-type="float" office:value="0.250338" calcext:value-type="float">
            <text:p>0.250338</text:p>
          </table:table-cell>
          <table:table-cell office:value-type="float" office:value="0" calcext:value-type="float">
            <text:p>0</text:p>
          </table:table-cell>
          <table:table-cell office:value-type="float" office:value="354829" calcext:value-type="float">
            <text:p>3548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6</text:p>
          </table:table-cell>
          <table:table-cell office:value-type="float" office:value="0.516372" calcext:value-type="float">
            <text:p>0.516372</text:p>
          </table:table-cell>
          <table:table-cell office:value-type="float" office:value="0.151201" calcext:value-type="float">
            <text:p>0.151201</text:p>
          </table:table-cell>
          <table:table-cell office:value-type="float" office:value="0" calcext:value-type="float">
            <text:p>0</text:p>
          </table:table-cell>
          <table:table-cell office:value-type="float" office:value="285044" calcext:value-type="float">
            <text:p>2850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7</text:p>
          </table:table-cell>
          <table:table-cell office:value-type="float" office:value="0.543299" calcext:value-type="float">
            <text:p>0.543299</text:p>
          </table:table-cell>
          <table:table-cell office:value-type="float" office:value="0.219338" calcext:value-type="float">
            <text:p>0.219338</text:p>
          </table:table-cell>
          <table:table-cell office:value-type="float" office:value="0" calcext:value-type="float">
            <text:p>0</text:p>
          </table:table-cell>
          <table:table-cell office:value-type="float" office:value="268280" calcext:value-type="float">
            <text:p>2682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8</text:p>
          </table:table-cell>
          <table:table-cell office:value-type="float" office:value="0.530105" calcext:value-type="float">
            <text:p>0.530105</text:p>
          </table:table-cell>
          <table:table-cell office:value-type="float" office:value="0.158911" calcext:value-type="float">
            <text:p>0.158911</text:p>
          </table:table-cell>
          <table:table-cell office:value-type="float" office:value="0" calcext:value-type="float">
            <text:p>0</text:p>
          </table:table-cell>
          <table:table-cell office:value-type="float" office:value="314623" calcext:value-type="float">
            <text:p>3146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39</text:p>
          </table:table-cell>
          <table:table-cell office:value-type="float" office:value="0.487888" calcext:value-type="float">
            <text:p>0.487888</text:p>
          </table:table-cell>
          <table:table-cell office:value-type="float" office:value="0.185242" calcext:value-type="float">
            <text:p>0.185242</text:p>
          </table:table-cell>
          <table:table-cell office:value-type="float" office:value="0" calcext:value-type="float">
            <text:p>0</text:p>
          </table:table-cell>
          <table:table-cell office:value-type="float" office:value="331439" calcext:value-type="float">
            <text:p>3314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0</text:p>
          </table:table-cell>
          <table:table-cell office:value-type="float" office:value="0.490352" calcext:value-type="float">
            <text:p>0.490352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" calcext:value-type="float">
            <text:p>0</text:p>
          </table:table-cell>
          <table:table-cell office:value-type="float" office:value="366210" calcext:value-type="float">
            <text:p>3662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1</text:p>
          </table:table-cell>
          <table:table-cell office:value-type="float" office:value="0.543378" calcext:value-type="float">
            <text:p>0.543378</text:p>
          </table:table-cell>
          <table:table-cell office:value-type="float" office:value="0.186988" calcext:value-type="float">
            <text:p>0.186988</text:p>
          </table:table-cell>
          <table:table-cell office:value-type="float" office:value="0" calcext:value-type="float">
            <text:p>0</text:p>
          </table:table-cell>
          <table:table-cell office:value-type="float" office:value="315465" calcext:value-type="float">
            <text:p>3154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2</text:p>
          </table:table-cell>
          <table:table-cell office:value-type="float" office:value="0.506202" calcext:value-type="float">
            <text:p>0.506202</text:p>
          </table:table-cell>
          <table:table-cell office:value-type="float" office:value="0.251724" calcext:value-type="float">
            <text:p>0.251724</text:p>
          </table:table-cell>
          <table:table-cell office:value-type="float" office:value="0" calcext:value-type="float">
            <text:p>0</text:p>
          </table:table-cell>
          <table:table-cell office:value-type="float" office:value="374510" calcext:value-type="float">
            <text:p>3745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3</text:p>
          </table:table-cell>
          <table:table-cell office:value-type="float" office:value="0.533512" calcext:value-type="float">
            <text:p>0.533512</text:p>
          </table:table-cell>
          <table:table-cell office:value-type="float" office:value="0.215941" calcext:value-type="float">
            <text:p>0.215941</text:p>
          </table:table-cell>
          <table:table-cell office:value-type="float" office:value="0" calcext:value-type="float">
            <text:p>0</text:p>
          </table:table-cell>
          <table:table-cell office:value-type="float" office:value="321133" calcext:value-type="float">
            <text:p>321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4</text:p>
          </table:table-cell>
          <table:table-cell office:value-type="float" office:value="0.530706" calcext:value-type="float">
            <text:p>0.530706</text:p>
          </table:table-cell>
          <table:table-cell office:value-type="float" office:value="0.149169" calcext:value-type="float">
            <text:p>0.149169</text:p>
          </table:table-cell>
          <table:table-cell office:value-type="float" office:value="0" calcext:value-type="float">
            <text:p>0</text:p>
          </table:table-cell>
          <table:table-cell office:value-type="float" office:value="299003" calcext:value-type="float">
            <text:p>2990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5</text:p>
          </table:table-cell>
          <table:table-cell office:value-type="float" office:value="0.533" calcext:value-type="float">
            <text:p>0.533</text:p>
          </table:table-cell>
          <table:table-cell office:value-type="float" office:value="0.148287" calcext:value-type="float">
            <text:p>0.148287</text:p>
          </table:table-cell>
          <table:table-cell office:value-type="float" office:value="0" calcext:value-type="float">
            <text:p>0</text:p>
          </table:table-cell>
          <table:table-cell office:value-type="float" office:value="233226" calcext:value-type="float">
            <text:p>2332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6</text:p>
          </table:table-cell>
          <table:table-cell office:value-type="float" office:value="0.517088" calcext:value-type="float">
            <text:p>0.517088</text:p>
          </table:table-cell>
          <table:table-cell office:value-type="float" office:value="0.181082" calcext:value-type="float">
            <text:p>0.181082</text:p>
          </table:table-cell>
          <table:table-cell office:value-type="float" office:value="0" calcext:value-type="float">
            <text:p>0</text:p>
          </table:table-cell>
          <table:table-cell office:value-type="float" office:value="245608" calcext:value-type="float">
            <text:p>2456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7</text:p>
          </table:table-cell>
          <table:table-cell office:value-type="float" office:value="0.501031" calcext:value-type="float">
            <text:p>0.501031</text:p>
          </table:table-cell>
          <table:table-cell office:value-type="float" office:value="0.183058" calcext:value-type="float">
            <text:p>0.183058</text:p>
          </table:table-cell>
          <table:table-cell office:value-type="float" office:value="0" calcext:value-type="float">
            <text:p>0</text:p>
          </table:table-cell>
          <table:table-cell office:value-type="float" office:value="287817" calcext:value-type="float">
            <text:p>2878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8</text:p>
          </table:table-cell>
          <table:table-cell office:value-type="float" office:value="0.53988" calcext:value-type="float">
            <text:p>0.53988</text:p>
          </table:table-cell>
          <table:table-cell office:value-type="float" office:value="0.301274" calcext:value-type="float">
            <text:p>0.301274</text:p>
          </table:table-cell>
          <table:table-cell office:value-type="float" office:value="0" calcext:value-type="float">
            <text:p>0</text:p>
          </table:table-cell>
          <table:table-cell office:value-type="float" office:value="592293" calcext:value-type="float">
            <text:p>5922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49</text:p>
          </table:table-cell>
          <table:table-cell office:value-type="float" office:value="0.531483" calcext:value-type="float">
            <text:p>0.531483</text:p>
          </table:table-cell>
          <table:table-cell office:value-type="float" office:value="0.369184" calcext:value-type="float">
            <text:p>0.369184</text:p>
          </table:table-cell>
          <table:table-cell office:value-type="float" office:value="0" calcext:value-type="float">
            <text:p>0</text:p>
          </table:table-cell>
          <table:table-cell office:value-type="float" office:value="656586" calcext:value-type="float">
            <text:p>6565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0</text:p>
          </table:table-cell>
          <table:table-cell office:value-type="float" office:value="0.551046" calcext:value-type="float">
            <text:p>0.551046</text:p>
          </table:table-cell>
          <table:table-cell office:value-type="float" office:value="0.276424" calcext:value-type="float">
            <text:p>0.276424</text:p>
          </table:table-cell>
          <table:table-cell office:value-type="float" office:value="0" calcext:value-type="float">
            <text:p>0</text:p>
          </table:table-cell>
          <table:table-cell office:value-type="float" office:value="569835" calcext:value-type="float">
            <text:p>5698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1</text:p>
          </table:table-cell>
          <table:table-cell office:value-type="float" office:value="0.515585" calcext:value-type="float">
            <text:p>0.515585</text:p>
          </table:table-cell>
          <table:table-cell office:value-type="float" office:value="0.169789" calcext:value-type="float">
            <text:p>0.169789</text:p>
          </table:table-cell>
          <table:table-cell office:value-type="float" office:value="0" calcext:value-type="float">
            <text:p>0</text:p>
          </table:table-cell>
          <table:table-cell office:value-type="float" office:value="541433" calcext:value-type="float">
            <text:p>5414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2</text:p>
          </table:table-cell>
          <table:table-cell office:value-type="float" office:value="0.600441" calcext:value-type="float">
            <text:p>0.600441</text:p>
          </table:table-cell>
          <table:table-cell office:value-type="float" office:value="0.187112" calcext:value-type="float">
            <text:p>0.187112</text:p>
          </table:table-cell>
          <table:table-cell office:value-type="float" office:value="0" calcext:value-type="float">
            <text:p>0</text:p>
          </table:table-cell>
          <table:table-cell office:value-type="float" office:value="308016" calcext:value-type="float">
            <text:p>308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3</text:p>
          </table:table-cell>
          <table:table-cell office:value-type="float" office:value="0.605077" calcext:value-type="float">
            <text:p>0.605077</text:p>
          </table:table-cell>
          <table:table-cell office:value-type="float" office:value="0.221711" calcext:value-type="float">
            <text:p>0.221711</text:p>
          </table:table-cell>
          <table:table-cell office:value-type="float" office:value="0" calcext:value-type="float">
            <text:p>0</text:p>
          </table:table-cell>
          <table:table-cell office:value-type="float" office:value="404569" calcext:value-type="float">
            <text:p>4045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4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225047" calcext:value-type="float">
            <text:p>0.225047</text:p>
          </table:table-cell>
          <table:table-cell office:value-type="float" office:value="0" calcext:value-type="float">
            <text:p>0</text:p>
          </table:table-cell>
          <table:table-cell office:value-type="float" office:value="427947" calcext:value-type="float">
            <text:p>4279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5</text:p>
          </table:table-cell>
          <table:table-cell office:value-type="float" office:value="0.635138" calcext:value-type="float">
            <text:p>0.635138</text:p>
          </table:table-cell>
          <table:table-cell office:value-type="float" office:value="0.151466" calcext:value-type="float">
            <text:p>0.151466</text:p>
          </table:table-cell>
          <table:table-cell office:value-type="float" office:value="0" calcext:value-type="float">
            <text:p>0</text:p>
          </table:table-cell>
          <table:table-cell office:value-type="float" office:value="271360" calcext:value-type="float">
            <text:p>2713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6</text:p>
          </table:table-cell>
          <table:table-cell office:value-type="float" office:value="0.548033" calcext:value-type="float">
            <text:p>0.548033</text:p>
          </table:table-cell>
          <table:table-cell office:value-type="float" office:value="0.220289" calcext:value-type="float">
            <text:p>0.220289</text:p>
          </table:table-cell>
          <table:table-cell office:value-type="float" office:value="0" calcext:value-type="float">
            <text:p>0</text:p>
          </table:table-cell>
          <table:table-cell office:value-type="float" office:value="354304" calcext:value-type="float">
            <text:p>3543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7</text:p>
          </table:table-cell>
          <table:table-cell office:value-type="float" office:value="0.546103" calcext:value-type="float">
            <text:p>0.546103</text:p>
          </table:table-cell>
          <table:table-cell office:value-type="float" office:value="0.155081" calcext:value-type="float">
            <text:p>0.155081</text:p>
          </table:table-cell>
          <table:table-cell office:value-type="float" office:value="0" calcext:value-type="float">
            <text:p>0</text:p>
          </table:table-cell>
          <table:table-cell office:value-type="float" office:value="336833" calcext:value-type="float">
            <text:p>3368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8</text:p>
          </table:table-cell>
          <table:table-cell office:value-type="float" office:value="0.568007" calcext:value-type="float">
            <text:p>0.568007</text:p>
          </table:table-cell>
          <table:table-cell office:value-type="float" office:value="0.221862" calcext:value-type="float">
            <text:p>0.221862</text:p>
          </table:table-cell>
          <table:table-cell office:value-type="float" office:value="0" calcext:value-type="float">
            <text:p>0</text:p>
          </table:table-cell>
          <table:table-cell office:value-type="float" office:value="387493" calcext:value-type="float">
            <text:p>3874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3:59</text:p>
          </table:table-cell>
          <table:table-cell office:value-type="float" office:value="0.525788" calcext:value-type="float">
            <text:p>0.525788</text:p>
          </table:table-cell>
          <table:table-cell office:value-type="float" office:value="0.188333" calcext:value-type="float">
            <text:p>0.188333</text:p>
          </table:table-cell>
          <table:table-cell office:value-type="float" office:value="0" calcext:value-type="float">
            <text:p>0</text:p>
          </table:table-cell>
          <table:table-cell office:value-type="float" office:value="379963" calcext:value-type="float">
            <text:p>379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0</text:p>
          </table:table-cell>
          <table:table-cell office:value-type="float" office:value="0.551551" calcext:value-type="float">
            <text:p>0.551551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" calcext:value-type="float">
            <text:p>0</text:p>
          </table:table-cell>
          <table:table-cell office:value-type="float" office:value="366186" calcext:value-type="float">
            <text:p>3661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1</text:p>
          </table:table-cell>
          <table:table-cell office:value-type="float" office:value="0.572967" calcext:value-type="float">
            <text:p>0.572967</text:p>
          </table:table-cell>
          <table:table-cell office:value-type="float" office:value="0.157573" calcext:value-type="float">
            <text:p>0.157573</text:p>
          </table:table-cell>
          <table:table-cell office:value-type="float" office:value="0" calcext:value-type="float">
            <text:p>0</text:p>
          </table:table-cell>
          <table:table-cell office:value-type="float" office:value="364278" calcext:value-type="float">
            <text:p>3642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2</text:p>
          </table:table-cell>
          <table:table-cell office:value-type="float" office:value="0.613686" calcext:value-type="float">
            <text:p>0.613686</text:p>
          </table:table-cell>
          <table:table-cell office:value-type="float" office:value="0.257747" calcext:value-type="float">
            <text:p>0.257747</text:p>
          </table:table-cell>
          <table:table-cell office:value-type="float" office:value="0" calcext:value-type="float">
            <text:p>0</text:p>
          </table:table-cell>
          <table:table-cell office:value-type="float" office:value="433447" calcext:value-type="float">
            <text:p>4334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3</text:p>
          </table:table-cell>
          <table:table-cell office:value-type="float" office:value="0.57197" calcext:value-type="float">
            <text:p>0.57197</text:p>
          </table:table-cell>
          <table:table-cell office:value-type="float" office:value="0.152924" calcext:value-type="float">
            <text:p>0.152924</text:p>
          </table:table-cell>
          <table:table-cell office:value-type="float" office:value="0" calcext:value-type="float">
            <text:p>0</text:p>
          </table:table-cell>
          <table:table-cell office:value-type="float" office:value="312140" calcext:value-type="float">
            <text:p>3121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4</text:p>
          </table:table-cell>
          <table:table-cell office:value-type="float" office:value="0.600388" calcext:value-type="float">
            <text:p>0.600388</text:p>
          </table:table-cell>
          <table:table-cell office:value-type="float" office:value="0.211435" calcext:value-type="float">
            <text:p>0.211435</text:p>
          </table:table-cell>
          <table:table-cell office:value-type="float" office:value="0" calcext:value-type="float">
            <text:p>0</text:p>
          </table:table-cell>
          <table:table-cell office:value-type="float" office:value="299658" calcext:value-type="float">
            <text:p>2996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5</text:p>
          </table:table-cell>
          <table:table-cell office:value-type="float" office:value="0.612646" calcext:value-type="float">
            <text:p>0.612646</text:p>
          </table:table-cell>
          <table:table-cell office:value-type="float" office:value="0.214695" calcext:value-type="float">
            <text:p>0.214695</text:p>
          </table:table-cell>
          <table:table-cell office:value-type="float" office:value="0" calcext:value-type="float">
            <text:p>0</text:p>
          </table:table-cell>
          <table:table-cell office:value-type="float" office:value="289128" calcext:value-type="float">
            <text:p>289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6</text:p>
          </table:table-cell>
          <table:table-cell office:value-type="float" office:value="0.537763" calcext:value-type="float">
            <text:p>0.537763</text:p>
          </table:table-cell>
          <table:table-cell office:value-type="float" office:value="0.149337" calcext:value-type="float">
            <text:p>0.149337</text:p>
          </table:table-cell>
          <table:table-cell office:value-type="float" office:value="0" calcext:value-type="float">
            <text:p>0</text:p>
          </table:table-cell>
          <table:table-cell office:value-type="float" office:value="244103" calcext:value-type="float">
            <text:p>2441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7</text:p>
          </table:table-cell>
          <table:table-cell office:value-type="float" office:value="0.561979" calcext:value-type="float">
            <text:p>0.561979</text:p>
          </table:table-cell>
          <table:table-cell office:value-type="float" office:value="0.117813" calcext:value-type="float">
            <text:p>0.117813</text:p>
          </table:table-cell>
          <table:table-cell office:value-type="float" office:value="0" calcext:value-type="float">
            <text:p>0</text:p>
          </table:table-cell>
          <table:table-cell office:value-type="float" office:value="265558" calcext:value-type="float">
            <text:p>2655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8</text:p>
          </table:table-cell>
          <table:table-cell office:value-type="float" office:value="0.597957" calcext:value-type="float">
            <text:p>0.597957</text:p>
          </table:table-cell>
          <table:table-cell office:value-type="float" office:value="0.120858" calcext:value-type="float">
            <text:p>0.120858</text:p>
          </table:table-cell>
          <table:table-cell office:value-type="float" office:value="0" calcext:value-type="float">
            <text:p>0</text:p>
          </table:table-cell>
          <table:table-cell office:value-type="float" office:value="267268" calcext:value-type="float">
            <text:p>2672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09:24:09</text:p>
          </table:table-cell>
          <table:table-cell office:value-type="float" office:value="0.575718" calcext:value-type="float">
            <text:p>0.575718</text:p>
          </table:table-cell>
          <table:table-cell office:value-type="float" office:value="0.156321" calcext:value-type="float">
            <text:p>0.156321</text:p>
          </table:table-cell>
          <table:table-cell office:value-type="float" office:value="0" calcext:value-type="float">
            <text:p>0</text:p>
          </table:table-cell>
          <table:table-cell office:value-type="float" office:value="318374" calcext:value-type="float">
            <text:p>31837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09:38:58.686049772</dc:date>
    <meta:editing-duration>PT8M25S</meta:editing-duration>
    <meta:editing-cycles>1</meta:editing-cycles>
    <meta:document-statistic meta:table-count="1" meta:cell-count="427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4.001cm" svg:y="4.005cm" style:legend-expansion="high" chart:style-name="ch3"/>
        <chart:plot-area chart:style-name="ch4" table:cell-range-address="step.B1:step.D61" chart:data-source-has-labels="both" svg:x="0.32cm" svg:y="1.248cm" svg:width="13.361cm" svg:height="7.572cm">
          <chartooo:coordinate-region svg:x="1.274cm" svg:y="1.248cm" svg:width="12.407cm" svg:height="5.97cm"/>
          <chart:axis chart:dimension="x" chart:name="primary-x" chart:style-name="ch5" chartooo:axis-type="auto">
            <chartooo:date-scale/>
            <chart:categories table:cell-range-address="step.B2:step.B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ep.C2:step.C61" chart:label-cell-address="step.C1:step.C1" chart:class="chart:bar">
            <chart:data-point chart:repeated="60"/>
          </chart:series>
          <chart:series chart:style-name="ch9" chart:values-cell-range-address="step.D2:step.D61" chart:label-cell-address="step.D1:step.D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23:10</text:p>
                <draw:g>
                  <svg:desc>step.B2:step.B61</svg:desc>
                </draw:g>
              </table:table-cell>
              <table:table-cell office:value-type="float" office:value="0.80644">
                <text:p>0.80644</text:p>
                <draw:g>
                  <svg:desc>step.C2:step.C61</svg:desc>
                </draw:g>
              </table:table-cell>
              <table:table-cell office:value-type="float" office:value="0.470658">
                <text:p>0.470658</text:p>
                <draw:g>
                  <svg:desc>step.D2:step.D61</svg:desc>
                </draw:g>
              </table:table-cell>
            </table:table-row>
            <table:table-row>
              <table:table-cell office:value-type="string">
                <text:p>09:23:11</text:p>
              </table:table-cell>
              <table:table-cell office:value-type="float" office:value="0.704046">
                <text:p>0.704046</text:p>
              </table:table-cell>
              <table:table-cell office:value-type="float" office:value="0.452321">
                <text:p>0.452321</text:p>
              </table:table-cell>
            </table:table-row>
            <table:table-row>
              <table:table-cell office:value-type="string">
                <text:p>09:23:12</text:p>
              </table:table-cell>
              <table:table-cell office:value-type="float" office:value="0.622863">
                <text:p>0.622863</text:p>
              </table:table-cell>
              <table:table-cell office:value-type="float" office:value="0.406174">
                <text:p>0.406174</text:p>
              </table:table-cell>
            </table:table-row>
            <table:table-row>
              <table:table-cell office:value-type="string">
                <text:p>09:23:13</text:p>
              </table:table-cell>
              <table:table-cell office:value-type="float" office:value="0.550584">
                <text:p>0.550584</text:p>
              </table:table-cell>
              <table:table-cell office:value-type="float" office:value="0.15177">
                <text:p>0.15177</text:p>
              </table:table-cell>
            </table:table-row>
            <table:table-row>
              <table:table-cell office:value-type="string">
                <text:p>09:23:14</text:p>
              </table:table-cell>
              <table:table-cell office:value-type="float" office:value="0.542568">
                <text:p>0.542568</text:p>
              </table:table-cell>
              <table:table-cell office:value-type="float" office:value="0.164494">
                <text:p>0.164494</text:p>
              </table:table-cell>
            </table:table-row>
            <table:table-row>
              <table:table-cell office:value-type="string">
                <text:p>09:23:15</text:p>
              </table:table-cell>
              <table:table-cell office:value-type="float" office:value="0.563422">
                <text:p>0.563422</text:p>
              </table:table-cell>
              <table:table-cell office:value-type="float" office:value="0.193573">
                <text:p>0.193573</text:p>
              </table:table-cell>
            </table:table-row>
            <table:table-row>
              <table:table-cell office:value-type="string">
                <text:p>09:23:16</text:p>
              </table:table-cell>
              <table:table-cell office:value-type="float" office:value="0.550758">
                <text:p>0.550758</text:p>
              </table:table-cell>
              <table:table-cell office:value-type="float" office:value="0.185495">
                <text:p>0.185495</text:p>
              </table:table-cell>
            </table:table-row>
            <table:table-row>
              <table:table-cell office:value-type="string">
                <text:p>09:23:17</text:p>
              </table:table-cell>
              <table:table-cell office:value-type="float" office:value="0.512292">
                <text:p>0.512292</text:p>
              </table:table-cell>
              <table:table-cell office:value-type="float" office:value="0.152424">
                <text:p>0.152424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0.540198">
                <text:p>0.540198</text:p>
              </table:table-cell>
              <table:table-cell office:value-type="float" office:value="0.19209">
                <text:p>0.19209</text:p>
              </table:table-cell>
            </table:table-row>
            <table:table-row>
              <table:table-cell office:value-type="string">
                <text:p>09:23:19</text:p>
              </table:table-cell>
              <table:table-cell office:value-type="float" office:value="0.635211">
                <text:p>0.635211</text:p>
              </table:table-cell>
              <table:table-cell office:value-type="float" office:value="0.250508">
                <text:p>0.250508</text:p>
              </table:table-cell>
            </table:table-row>
            <table:table-row>
              <table:table-cell office:value-type="string">
                <text:p>09:23:20</text:p>
              </table:table-cell>
              <table:table-cell office:value-type="float" office:value="0.528801">
                <text:p>0.528801</text:p>
              </table:table-cell>
              <table:table-cell office:value-type="float" office:value="0.150327">
                <text:p>0.150327</text:p>
              </table:table-cell>
            </table:table-row>
            <table:table-row>
              <table:table-cell office:value-type="string">
                <text:p>09:23:21</text:p>
              </table:table-cell>
              <table:table-cell office:value-type="float" office:value="0.5518">
                <text:p>0.5518</text:p>
              </table:table-cell>
              <table:table-cell office:value-type="float" office:value="0.253903">
                <text:p>0.253903</text:p>
              </table:table-cell>
            </table:table-row>
            <table:table-row>
              <table:table-cell office:value-type="string">
                <text:p>09:23:22</text:p>
              </table:table-cell>
              <table:table-cell office:value-type="float" office:value="0.500604">
                <text:p>0.500604</text:p>
              </table:table-cell>
              <table:table-cell office:value-type="float" office:value="0.186128">
                <text:p>0.186128</text:p>
              </table:table-cell>
            </table:table-row>
            <table:table-row>
              <table:table-cell office:value-type="string">
                <text:p>09:23:23</text:p>
              </table:table-cell>
              <table:table-cell office:value-type="float" office:value="0.535234">
                <text:p>0.535234</text:p>
              </table:table-cell>
              <table:table-cell office:value-type="float" office:value="0.148942">
                <text:p>0.148942</text:p>
              </table:table-cell>
            </table:table-row>
            <table:table-row>
              <table:table-cell office:value-type="string">
                <text:p>09:23:24</text:p>
              </table:table-cell>
              <table:table-cell office:value-type="float" office:value="0.511677">
                <text:p>0.511677</text:p>
              </table:table-cell>
              <table:table-cell office:value-type="float" office:value="0.227634">
                <text:p>0.227634</text:p>
              </table:table-cell>
            </table:table-row>
            <table:table-row>
              <table:table-cell office:value-type="string">
                <text:p>09:23:25</text:p>
              </table:table-cell>
              <table:table-cell office:value-type="float" office:value="0.60845">
                <text:p>0.60845</text:p>
              </table:table-cell>
              <table:table-cell office:value-type="float" office:value="0.185084">
                <text:p>0.185084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0.547592">
                <text:p>0.547592</text:p>
              </table:table-cell>
              <table:table-cell office:value-type="float" office:value="0.181577">
                <text:p>0.181577</text:p>
              </table:table-cell>
            </table:table-row>
            <table:table-row>
              <table:table-cell office:value-type="string">
                <text:p>09:23:27</text:p>
              </table:table-cell>
              <table:table-cell office:value-type="float" office:value="0.490268">
                <text:p>0.490268</text:p>
              </table:table-cell>
              <table:table-cell office:value-type="float" office:value="0.124067">
                <text:p>0.124067</text:p>
              </table:table-cell>
            </table:table-row>
            <table:table-row>
              <table:table-cell office:value-type="string">
                <text:p>09:23:28</text:p>
              </table:table-cell>
              <table:table-cell office:value-type="float" office:value="0.525733">
                <text:p>0.525733</text:p>
              </table:table-cell>
              <table:table-cell office:value-type="float" office:value="0.183125">
                <text:p>0.183125</text:p>
              </table:table-cell>
            </table:table-row>
            <table:table-row>
              <table:table-cell office:value-type="string">
                <text:p>09:23:29</text:p>
              </table:table-cell>
              <table:table-cell office:value-type="float" office:value="0.551768">
                <text:p>0.551768</text:p>
              </table:table-cell>
              <table:table-cell office:value-type="float" office:value="0.213715">
                <text:p>0.213715</text:p>
              </table:table-cell>
            </table:table-row>
            <table:table-row>
              <table:table-cell office:value-type="string">
                <text:p>09:23:30</text:p>
              </table:table-cell>
              <table:table-cell office:value-type="float" office:value="0.480362">
                <text:p>0.480362</text:p>
              </table:table-cell>
              <table:table-cell office:value-type="float" office:value="0.222202">
                <text:p>0.222202</text:p>
              </table:table-cell>
            </table:table-row>
            <table:table-row>
              <table:table-cell office:value-type="string">
                <text:p>09:23:31</text:p>
              </table:table-cell>
              <table:table-cell office:value-type="float" office:value="0.515528">
                <text:p>0.515528</text:p>
              </table:table-cell>
              <table:table-cell office:value-type="float" office:value="0.249136">
                <text:p>0.249136</text:p>
              </table:table-cell>
            </table:table-row>
            <table:table-row>
              <table:table-cell office:value-type="string">
                <text:p>09:23:32</text:p>
              </table:table-cell>
              <table:table-cell office:value-type="float" office:value="0.480845">
                <text:p>0.480845</text:p>
              </table:table-cell>
              <table:table-cell office:value-type="float" office:value="0.151822">
                <text:p>0.151822</text:p>
              </table:table-cell>
            </table:table-row>
            <table:table-row>
              <table:table-cell office:value-type="string">
                <text:p>09:23:33</text:p>
              </table:table-cell>
              <table:table-cell office:value-type="float" office:value="0.53673">
                <text:p>0.53673</text:p>
              </table:table-cell>
              <table:table-cell office:value-type="float" office:value="0.150408">
                <text:p>0.150408</text:p>
              </table:table-cell>
            </table:table-row>
            <table:table-row>
              <table:table-cell office:value-type="string">
                <text:p>09:23:34</text:p>
              </table:table-cell>
              <table:table-cell office:value-type="float" office:value="0.549033">
                <text:p>0.549033</text:p>
              </table:table-cell>
              <table:table-cell office:value-type="float" office:value="0.197271">
                <text:p>0.197271</text:p>
              </table:table-cell>
            </table:table-row>
            <table:table-row>
              <table:table-cell office:value-type="string">
                <text:p>09:23:35</text:p>
              </table:table-cell>
              <table:table-cell office:value-type="float" office:value="0.582856">
                <text:p>0.582856</text:p>
              </table:table-cell>
              <table:table-cell office:value-type="float" office:value="0.250338">
                <text:p>0.250338</text:p>
              </table:table-cell>
            </table:table-row>
            <table:table-row>
              <table:table-cell office:value-type="string">
                <text:p>09:23:36</text:p>
              </table:table-cell>
              <table:table-cell office:value-type="float" office:value="0.516372">
                <text:p>0.516372</text:p>
              </table:table-cell>
              <table:table-cell office:value-type="float" office:value="0.151201">
                <text:p>0.151201</text:p>
              </table:table-cell>
            </table:table-row>
            <table:table-row>
              <table:table-cell office:value-type="string">
                <text:p>09:23:37</text:p>
              </table:table-cell>
              <table:table-cell office:value-type="float" office:value="0.543299">
                <text:p>0.543299</text:p>
              </table:table-cell>
              <table:table-cell office:value-type="float" office:value="0.219338">
                <text:p>0.219338</text:p>
              </table:table-cell>
            </table:table-row>
            <table:table-row>
              <table:table-cell office:value-type="string">
                <text:p>09:23:38</text:p>
              </table:table-cell>
              <table:table-cell office:value-type="float" office:value="0.530105">
                <text:p>0.530105</text:p>
              </table:table-cell>
              <table:table-cell office:value-type="float" office:value="0.158911">
                <text:p>0.158911</text:p>
              </table:table-cell>
            </table:table-row>
            <table:table-row>
              <table:table-cell office:value-type="string">
                <text:p>09:23:39</text:p>
              </table:table-cell>
              <table:table-cell office:value-type="float" office:value="0.487888">
                <text:p>0.487888</text:p>
              </table:table-cell>
              <table:table-cell office:value-type="float" office:value="0.185242">
                <text:p>0.185242</text:p>
              </table:table-cell>
            </table:table-row>
            <table:table-row>
              <table:table-cell office:value-type="string">
                <text:p>09:23:40</text:p>
              </table:table-cell>
              <table:table-cell office:value-type="float" office:value="0.490352">
                <text:p>0.490352</text:p>
              </table:table-cell>
              <table:table-cell office:value-type="float" office:value="0.186364">
                <text:p>0.186364</text:p>
              </table:table-cell>
            </table:table-row>
            <table:table-row>
              <table:table-cell office:value-type="string">
                <text:p>09:23:41</text:p>
              </table:table-cell>
              <table:table-cell office:value-type="float" office:value="0.543378">
                <text:p>0.543378</text:p>
              </table:table-cell>
              <table:table-cell office:value-type="float" office:value="0.186988">
                <text:p>0.186988</text:p>
              </table:table-cell>
            </table:table-row>
            <table:table-row>
              <table:table-cell office:value-type="string">
                <text:p>09:23:42</text:p>
              </table:table-cell>
              <table:table-cell office:value-type="float" office:value="0.506202">
                <text:p>0.506202</text:p>
              </table:table-cell>
              <table:table-cell office:value-type="float" office:value="0.251724">
                <text:p>0.251724</text:p>
              </table:table-cell>
            </table:table-row>
            <table:table-row>
              <table:table-cell office:value-type="string">
                <text:p>09:23:43</text:p>
              </table:table-cell>
              <table:table-cell office:value-type="float" office:value="0.533512">
                <text:p>0.533512</text:p>
              </table:table-cell>
              <table:table-cell office:value-type="float" office:value="0.215941">
                <text:p>0.215941</text:p>
              </table:table-cell>
            </table:table-row>
            <table:table-row>
              <table:table-cell office:value-type="string">
                <text:p>09:23:44</text:p>
              </table:table-cell>
              <table:table-cell office:value-type="float" office:value="0.530706">
                <text:p>0.530706</text:p>
              </table:table-cell>
              <table:table-cell office:value-type="float" office:value="0.149169">
                <text:p>0.149169</text:p>
              </table:table-cell>
            </table:table-row>
            <table:table-row>
              <table:table-cell office:value-type="string">
                <text:p>09:23:45</text:p>
              </table:table-cell>
              <table:table-cell office:value-type="float" office:value="0.533">
                <text:p>0.533</text:p>
              </table:table-cell>
              <table:table-cell office:value-type="float" office:value="0.148287">
                <text:p>0.148287</text:p>
              </table:table-cell>
            </table:table-row>
            <table:table-row>
              <table:table-cell office:value-type="string">
                <text:p>09:23:46</text:p>
              </table:table-cell>
              <table:table-cell office:value-type="float" office:value="0.517088">
                <text:p>0.517088</text:p>
              </table:table-cell>
              <table:table-cell office:value-type="float" office:value="0.181082">
                <text:p>0.181082</text:p>
              </table:table-cell>
            </table:table-row>
            <table:table-row>
              <table:table-cell office:value-type="string">
                <text:p>09:23:47</text:p>
              </table:table-cell>
              <table:table-cell office:value-type="float" office:value="0.501031">
                <text:p>0.501031</text:p>
              </table:table-cell>
              <table:table-cell office:value-type="float" office:value="0.183058">
                <text:p>0.183058</text:p>
              </table:table-cell>
            </table:table-row>
            <table:table-row>
              <table:table-cell office:value-type="string">
                <text:p>09:23:48</text:p>
              </table:table-cell>
              <table:table-cell office:value-type="float" office:value="0.53988">
                <text:p>0.53988</text:p>
              </table:table-cell>
              <table:table-cell office:value-type="float" office:value="0.301274">
                <text:p>0.301274</text:p>
              </table:table-cell>
            </table:table-row>
            <table:table-row>
              <table:table-cell office:value-type="string">
                <text:p>09:23:49</text:p>
              </table:table-cell>
              <table:table-cell office:value-type="float" office:value="0.531483">
                <text:p>0.531483</text:p>
              </table:table-cell>
              <table:table-cell office:value-type="float" office:value="0.369184">
                <text:p>0.369184</text:p>
              </table:table-cell>
            </table:table-row>
            <table:table-row>
              <table:table-cell office:value-type="string">
                <text:p>09:23:50</text:p>
              </table:table-cell>
              <table:table-cell office:value-type="float" office:value="0.551046">
                <text:p>0.551046</text:p>
              </table:table-cell>
              <table:table-cell office:value-type="float" office:value="0.276424">
                <text:p>0.276424</text:p>
              </table:table-cell>
            </table:table-row>
            <table:table-row>
              <table:table-cell office:value-type="string">
                <text:p>09:23:51</text:p>
              </table:table-cell>
              <table:table-cell office:value-type="float" office:value="0.515585">
                <text:p>0.515585</text:p>
              </table:table-cell>
              <table:table-cell office:value-type="float" office:value="0.169789">
                <text:p>0.169789</text:p>
              </table:table-cell>
            </table:table-row>
            <table:table-row>
              <table:table-cell office:value-type="string">
                <text:p>09:23:52</text:p>
              </table:table-cell>
              <table:table-cell office:value-type="float" office:value="0.600441">
                <text:p>0.600441</text:p>
              </table:table-cell>
              <table:table-cell office:value-type="float" office:value="0.187112">
                <text:p>0.187112</text:p>
              </table:table-cell>
            </table:table-row>
            <table:table-row>
              <table:table-cell office:value-type="string">
                <text:p>09:23:53</text:p>
              </table:table-cell>
              <table:table-cell office:value-type="float" office:value="0.605077">
                <text:p>0.605077</text:p>
              </table:table-cell>
              <table:table-cell office:value-type="float" office:value="0.221711">
                <text:p>0.221711</text:p>
              </table:table-cell>
            </table:table-row>
            <table:table-row>
              <table:table-cell office:value-type="string">
                <text:p>09:23:54</text:p>
              </table:table-cell>
              <table:table-cell office:value-type="float" office:value="0.605791">
                <text:p>0.605791</text:p>
              </table:table-cell>
              <table:table-cell office:value-type="float" office:value="0.225047">
                <text:p>0.225047</text:p>
              </table:table-cell>
            </table:table-row>
            <table:table-row>
              <table:table-cell office:value-type="string">
                <text:p>09:23:55</text:p>
              </table:table-cell>
              <table:table-cell office:value-type="float" office:value="0.635138">
                <text:p>0.635138</text:p>
              </table:table-cell>
              <table:table-cell office:value-type="float" office:value="0.151466">
                <text:p>0.151466</text:p>
              </table:table-cell>
            </table:table-row>
            <table:table-row>
              <table:table-cell office:value-type="string">
                <text:p>09:23:56</text:p>
              </table:table-cell>
              <table:table-cell office:value-type="float" office:value="0.548033">
                <text:p>0.548033</text:p>
              </table:table-cell>
              <table:table-cell office:value-type="float" office:value="0.220289">
                <text:p>0.220289</text:p>
              </table:table-cell>
            </table:table-row>
            <table:table-row>
              <table:table-cell office:value-type="string">
                <text:p>09:23:57</text:p>
              </table:table-cell>
              <table:table-cell office:value-type="float" office:value="0.546103">
                <text:p>0.546103</text:p>
              </table:table-cell>
              <table:table-cell office:value-type="float" office:value="0.155081">
                <text:p>0.155081</text:p>
              </table:table-cell>
            </table:table-row>
            <table:table-row>
              <table:table-cell office:value-type="string">
                <text:p>09:23:58</text:p>
              </table:table-cell>
              <table:table-cell office:value-type="float" office:value="0.568007">
                <text:p>0.568007</text:p>
              </table:table-cell>
              <table:table-cell office:value-type="float" office:value="0.221862">
                <text:p>0.221862</text:p>
              </table:table-cell>
            </table:table-row>
            <table:table-row>
              <table:table-cell office:value-type="string">
                <text:p>09:23:59</text:p>
              </table:table-cell>
              <table:table-cell office:value-type="float" office:value="0.525788">
                <text:p>0.525788</text:p>
              </table:table-cell>
              <table:table-cell office:value-type="float" office:value="0.188333">
                <text:p>0.188333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0.551551">
                <text:p>0.551551</text:p>
              </table:table-cell>
              <table:table-cell office:value-type="float" office:value="0.168182">
                <text:p>0.168182</text:p>
              </table:table-cell>
            </table:table-row>
            <table:table-row>
              <table:table-cell office:value-type="string">
                <text:p>09:24:01</text:p>
              </table:table-cell>
              <table:table-cell office:value-type="float" office:value="0.572967">
                <text:p>0.572967</text:p>
              </table:table-cell>
              <table:table-cell office:value-type="float" office:value="0.157573">
                <text:p>0.157573</text:p>
              </table:table-cell>
            </table:table-row>
            <table:table-row>
              <table:table-cell office:value-type="string">
                <text:p>09:24:02</text:p>
              </table:table-cell>
              <table:table-cell office:value-type="float" office:value="0.613686">
                <text:p>0.613686</text:p>
              </table:table-cell>
              <table:table-cell office:value-type="float" office:value="0.257747">
                <text:p>0.257747</text:p>
              </table:table-cell>
            </table:table-row>
            <table:table-row>
              <table:table-cell office:value-type="string">
                <text:p>09:24:03</text:p>
              </table:table-cell>
              <table:table-cell office:value-type="float" office:value="0.57197">
                <text:p>0.57197</text:p>
              </table:table-cell>
              <table:table-cell office:value-type="float" office:value="0.152924">
                <text:p>0.152924</text:p>
              </table:table-cell>
            </table:table-row>
            <table:table-row>
              <table:table-cell office:value-type="string">
                <text:p>09:24:04</text:p>
              </table:table-cell>
              <table:table-cell office:value-type="float" office:value="0.600388">
                <text:p>0.600388</text:p>
              </table:table-cell>
              <table:table-cell office:value-type="float" office:value="0.211435">
                <text:p>0.211435</text:p>
              </table:table-cell>
            </table:table-row>
            <table:table-row>
              <table:table-cell office:value-type="string">
                <text:p>09:24:05</text:p>
              </table:table-cell>
              <table:table-cell office:value-type="float" office:value="0.612646">
                <text:p>0.612646</text:p>
              </table:table-cell>
              <table:table-cell office:value-type="float" office:value="0.214695">
                <text:p>0.214695</text:p>
              </table:table-cell>
            </table:table-row>
            <table:table-row>
              <table:table-cell office:value-type="string">
                <text:p>09:24:06</text:p>
              </table:table-cell>
              <table:table-cell office:value-type="float" office:value="0.537763">
                <text:p>0.537763</text:p>
              </table:table-cell>
              <table:table-cell office:value-type="float" office:value="0.149337">
                <text:p>0.149337</text:p>
              </table:table-cell>
            </table:table-row>
            <table:table-row>
              <table:table-cell office:value-type="string">
                <text:p>09:24:07</text:p>
              </table:table-cell>
              <table:table-cell office:value-type="float" office:value="0.561979">
                <text:p>0.561979</text:p>
              </table:table-cell>
              <table:table-cell office:value-type="float" office:value="0.117813">
                <text:p>0.117813</text:p>
              </table:table-cell>
            </table:table-row>
            <table:table-row>
              <table:table-cell office:value-type="string">
                <text:p>09:24:08</text:p>
              </table:table-cell>
              <table:table-cell office:value-type="float" office:value="0.597957">
                <text:p>0.597957</text:p>
              </table:table-cell>
              <table:table-cell office:value-type="float" office:value="0.120858">
                <text:p>0.120858</text:p>
              </table:table-cell>
            </table:table-row>
            <table:table-row>
              <table:table-cell office:value-type="string">
                <text:p>09:24:09</text:p>
              </table:table-cell>
              <table:table-cell office:value-type="float" office:value="0.575718">
                <text:p>0.575718</text:p>
              </table:table-cell>
              <table:table-cell office:value-type="float" office:value="0.156321">
                <text:p>0.156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3.366cm" svg:y="4.227cm" style:legend-expansion="high" chart:style-name="ch3"/>
        <chart:plot-area chart:style-name="ch4" table:cell-range-address="step.B2:step.B61 step.G1:step.G61" chart:data-source-has-labels="both" svg:x="0.32cm" svg:y="1.248cm" svg:width="12.726cm" svg:height="7.572cm">
          <chartooo:coordinate-region svg:x="1.278cm" svg:y="1.248cm" svg:width="11.768cm" svg:height="5.97cm"/>
          <chart:axis chart:dimension="x" chart:name="primary-x" chart:style-name="ch5" chartooo:axis-type="auto">
            <chartooo:date-scale/>
            <chart:categories table:cell-range-address="step.B2:step.B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ep.G2:step.G61" chart:label-cell-address="step.G1:step.G1" chart:class="chart:ba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23:10</text:p>
                <draw:g>
                  <svg:desc>step.B2:step.B61</svg:desc>
                </draw:g>
              </table:table-cell>
              <table:table-cell office:value-type="float" office:value="10">
                <text:p>10</text:p>
                <draw:g>
                  <svg:desc>step.G2:step.G61</svg:desc>
                </draw:g>
              </table:table-cell>
            </table:table-row>
            <table:table-row>
              <table:table-cell office:value-type="string">
                <text:p>09:23: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4.398cm" svg:y="4.227cm" style:legend-expansion="high" chart:style-name="ch3"/>
        <chart:plot-area chart:style-name="ch4" table:cell-range-address="step.B2:step.B61 step.F1:step.F61" chart:data-source-has-labels="both" svg:x="0.32cm" svg:y="1.248cm" svg:width="13.758cm" svg:height="7.572cm">
          <chartooo:coordinate-region svg:x="1.867cm" svg:y="1.248cm" svg:width="12.211cm" svg:height="5.97cm"/>
          <chart:axis chart:dimension="x" chart:name="primary-x" chart:style-name="ch5" chartooo:axis-type="auto">
            <chartooo:date-scale/>
            <chart:categories table:cell-range-address="step.B2:step.B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ep.F2:step.F61" chart:label-cell-address="step.F1:step.F1" chart:class="chart:ba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step.F1:ste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23:10</text:p>
                <draw:g>
                  <svg:desc>step.B2:step.B61</svg:desc>
                </draw:g>
              </table:table-cell>
              <table:table-cell office:value-type="float" office:value="1354455">
                <text:p>1354455</text:p>
                <draw:g>
                  <svg:desc>step.F2:step.F61</svg:desc>
                </draw:g>
              </table:table-cell>
            </table:table-row>
            <table:table-row>
              <table:table-cell office:value-type="string">
                <text:p>09:23:11</text:p>
              </table:table-cell>
              <table:table-cell office:value-type="float" office:value="1923647">
                <text:p>1923647</text:p>
              </table:table-cell>
            </table:table-row>
            <table:table-row>
              <table:table-cell office:value-type="string">
                <text:p>09:23:12</text:p>
              </table:table-cell>
              <table:table-cell office:value-type="float" office:value="2200826">
                <text:p>2200826</text:p>
              </table:table-cell>
            </table:table-row>
            <table:table-row>
              <table:table-cell office:value-type="string">
                <text:p>09:23:13</text:p>
              </table:table-cell>
              <table:table-cell office:value-type="float" office:value="271447">
                <text:p>271447</text:p>
              </table:table-cell>
            </table:table-row>
            <table:table-row>
              <table:table-cell office:value-type="string">
                <text:p>09:23:14</text:p>
              </table:table-cell>
              <table:table-cell office:value-type="float" office:value="313655">
                <text:p>313655</text:p>
              </table:table-cell>
            </table:table-row>
            <table:table-row>
              <table:table-cell office:value-type="string">
                <text:p>09:23:15</text:p>
              </table:table-cell>
              <table:table-cell office:value-type="float" office:value="353018">
                <text:p>353018</text:p>
              </table:table-cell>
            </table:table-row>
            <table:table-row>
              <table:table-cell office:value-type="string">
                <text:p>09:23:16</text:p>
              </table:table-cell>
              <table:table-cell office:value-type="float" office:value="234772">
                <text:p>234772</text:p>
              </table:table-cell>
            </table:table-row>
            <table:table-row>
              <table:table-cell office:value-type="string">
                <text:p>09:23:17</text:p>
              </table:table-cell>
              <table:table-cell office:value-type="float" office:value="249356">
                <text:p>249356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406013">
                <text:p>406013</text:p>
              </table:table-cell>
            </table:table-row>
            <table:table-row>
              <table:table-cell office:value-type="string">
                <text:p>09:23:19</text:p>
              </table:table-cell>
              <table:table-cell office:value-type="float" office:value="381498">
                <text:p>381498</text:p>
              </table:table-cell>
            </table:table-row>
            <table:table-row>
              <table:table-cell office:value-type="string">
                <text:p>09:23:20</text:p>
              </table:table-cell>
              <table:table-cell office:value-type="float" office:value="285709">
                <text:p>285709</text:p>
              </table:table-cell>
            </table:table-row>
            <table:table-row>
              <table:table-cell office:value-type="string">
                <text:p>09:23:21</text:p>
              </table:table-cell>
              <table:table-cell office:value-type="float" office:value="380986">
                <text:p>380986</text:p>
              </table:table-cell>
            </table:table-row>
            <table:table-row>
              <table:table-cell office:value-type="string">
                <text:p>09:23:22</text:p>
              </table:table-cell>
              <table:table-cell office:value-type="float" office:value="312537">
                <text:p>312537</text:p>
              </table:table-cell>
            </table:table-row>
            <table:table-row>
              <table:table-cell office:value-type="string">
                <text:p>09:23:23</text:p>
              </table:table-cell>
              <table:table-cell office:value-type="float" office:value="251392">
                <text:p>251392</text:p>
              </table:table-cell>
            </table:table-row>
            <table:table-row>
              <table:table-cell office:value-type="string">
                <text:p>09:23:24</text:p>
              </table:table-cell>
              <table:table-cell office:value-type="float" office:value="336357">
                <text:p>336357</text:p>
              </table:table-cell>
            </table:table-row>
            <table:table-row>
              <table:table-cell office:value-type="string">
                <text:p>09:23:25</text:p>
              </table:table-cell>
              <table:table-cell office:value-type="float" office:value="274064">
                <text:p>274064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288089">
                <text:p>288089</text:p>
              </table:table-cell>
            </table:table-row>
            <table:table-row>
              <table:table-cell office:value-type="string">
                <text:p>09:23:27</text:p>
              </table:table-cell>
              <table:table-cell office:value-type="float" office:value="281826">
                <text:p>281826</text:p>
              </table:table-cell>
            </table:table-row>
            <table:table-row>
              <table:table-cell office:value-type="string">
                <text:p>09:23:28</text:p>
              </table:table-cell>
              <table:table-cell office:value-type="float" office:value="291875">
                <text:p>291875</text:p>
              </table:table-cell>
            </table:table-row>
            <table:table-row>
              <table:table-cell office:value-type="string">
                <text:p>09:23:29</text:p>
              </table:table-cell>
              <table:table-cell office:value-type="float" office:value="315809">
                <text:p>315809</text:p>
              </table:table-cell>
            </table:table-row>
            <table:table-row>
              <table:table-cell office:value-type="string">
                <text:p>09:23:30</text:p>
              </table:table-cell>
              <table:table-cell office:value-type="float" office:value="388602">
                <text:p>388602</text:p>
              </table:table-cell>
            </table:table-row>
            <table:table-row>
              <table:table-cell office:value-type="string">
                <text:p>09:23:31</text:p>
              </table:table-cell>
              <table:table-cell office:value-type="float" office:value="317692">
                <text:p>317692</text:p>
              </table:table-cell>
            </table:table-row>
            <table:table-row>
              <table:table-cell office:value-type="string">
                <text:p>09:23:32</text:p>
              </table:table-cell>
              <table:table-cell office:value-type="float" office:value="265129">
                <text:p>265129</text:p>
              </table:table-cell>
            </table:table-row>
            <table:table-row>
              <table:table-cell office:value-type="string">
                <text:p>09:23:33</text:p>
              </table:table-cell>
              <table:table-cell office:value-type="float" office:value="282136">
                <text:p>282136</text:p>
              </table:table-cell>
            </table:table-row>
            <table:table-row>
              <table:table-cell office:value-type="string">
                <text:p>09:23:34</text:p>
              </table:table-cell>
              <table:table-cell office:value-type="float" office:value="337172">
                <text:p>337172</text:p>
              </table:table-cell>
            </table:table-row>
            <table:table-row>
              <table:table-cell office:value-type="string">
                <text:p>09:23:35</text:p>
              </table:table-cell>
              <table:table-cell office:value-type="float" office:value="354829">
                <text:p>354829</text:p>
              </table:table-cell>
            </table:table-row>
            <table:table-row>
              <table:table-cell office:value-type="string">
                <text:p>09:23:36</text:p>
              </table:table-cell>
              <table:table-cell office:value-type="float" office:value="285044">
                <text:p>285044</text:p>
              </table:table-cell>
            </table:table-row>
            <table:table-row>
              <table:table-cell office:value-type="string">
                <text:p>09:23:37</text:p>
              </table:table-cell>
              <table:table-cell office:value-type="float" office:value="268280">
                <text:p>268280</text:p>
              </table:table-cell>
            </table:table-row>
            <table:table-row>
              <table:table-cell office:value-type="string">
                <text:p>09:23:38</text:p>
              </table:table-cell>
              <table:table-cell office:value-type="float" office:value="314623">
                <text:p>314623</text:p>
              </table:table-cell>
            </table:table-row>
            <table:table-row>
              <table:table-cell office:value-type="string">
                <text:p>09:23:39</text:p>
              </table:table-cell>
              <table:table-cell office:value-type="float" office:value="331439">
                <text:p>331439</text:p>
              </table:table-cell>
            </table:table-row>
            <table:table-row>
              <table:table-cell office:value-type="string">
                <text:p>09:23:40</text:p>
              </table:table-cell>
              <table:table-cell office:value-type="float" office:value="366210">
                <text:p>366210</text:p>
              </table:table-cell>
            </table:table-row>
            <table:table-row>
              <table:table-cell office:value-type="string">
                <text:p>09:23:41</text:p>
              </table:table-cell>
              <table:table-cell office:value-type="float" office:value="315465">
                <text:p>315465</text:p>
              </table:table-cell>
            </table:table-row>
            <table:table-row>
              <table:table-cell office:value-type="string">
                <text:p>09:23:42</text:p>
              </table:table-cell>
              <table:table-cell office:value-type="float" office:value="374510">
                <text:p>374510</text:p>
              </table:table-cell>
            </table:table-row>
            <table:table-row>
              <table:table-cell office:value-type="string">
                <text:p>09:23:43</text:p>
              </table:table-cell>
              <table:table-cell office:value-type="float" office:value="321133">
                <text:p>321133</text:p>
              </table:table-cell>
            </table:table-row>
            <table:table-row>
              <table:table-cell office:value-type="string">
                <text:p>09:23:44</text:p>
              </table:table-cell>
              <table:table-cell office:value-type="float" office:value="299003">
                <text:p>299003</text:p>
              </table:table-cell>
            </table:table-row>
            <table:table-row>
              <table:table-cell office:value-type="string">
                <text:p>09:23:45</text:p>
              </table:table-cell>
              <table:table-cell office:value-type="float" office:value="233226">
                <text:p>233226</text:p>
              </table:table-cell>
            </table:table-row>
            <table:table-row>
              <table:table-cell office:value-type="string">
                <text:p>09:23:46</text:p>
              </table:table-cell>
              <table:table-cell office:value-type="float" office:value="245608">
                <text:p>245608</text:p>
              </table:table-cell>
            </table:table-row>
            <table:table-row>
              <table:table-cell office:value-type="string">
                <text:p>09:23:47</text:p>
              </table:table-cell>
              <table:table-cell office:value-type="float" office:value="287817">
                <text:p>287817</text:p>
              </table:table-cell>
            </table:table-row>
            <table:table-row>
              <table:table-cell office:value-type="string">
                <text:p>09:23:48</text:p>
              </table:table-cell>
              <table:table-cell office:value-type="float" office:value="592293">
                <text:p>592293</text:p>
              </table:table-cell>
            </table:table-row>
            <table:table-row>
              <table:table-cell office:value-type="string">
                <text:p>09:23:49</text:p>
              </table:table-cell>
              <table:table-cell office:value-type="float" office:value="656586">
                <text:p>656586</text:p>
              </table:table-cell>
            </table:table-row>
            <table:table-row>
              <table:table-cell office:value-type="string">
                <text:p>09:23:50</text:p>
              </table:table-cell>
              <table:table-cell office:value-type="float" office:value="569835">
                <text:p>569835</text:p>
              </table:table-cell>
            </table:table-row>
            <table:table-row>
              <table:table-cell office:value-type="string">
                <text:p>09:23:51</text:p>
              </table:table-cell>
              <table:table-cell office:value-type="float" office:value="541433">
                <text:p>541433</text:p>
              </table:table-cell>
            </table:table-row>
            <table:table-row>
              <table:table-cell office:value-type="string">
                <text:p>09:23:52</text:p>
              </table:table-cell>
              <table:table-cell office:value-type="float" office:value="308016">
                <text:p>308016</text:p>
              </table:table-cell>
            </table:table-row>
            <table:table-row>
              <table:table-cell office:value-type="string">
                <text:p>09:23:53</text:p>
              </table:table-cell>
              <table:table-cell office:value-type="float" office:value="404569">
                <text:p>404569</text:p>
              </table:table-cell>
            </table:table-row>
            <table:table-row>
              <table:table-cell office:value-type="string">
                <text:p>09:23:54</text:p>
              </table:table-cell>
              <table:table-cell office:value-type="float" office:value="427947">
                <text:p>427947</text:p>
              </table:table-cell>
            </table:table-row>
            <table:table-row>
              <table:table-cell office:value-type="string">
                <text:p>09:23:55</text:p>
              </table:table-cell>
              <table:table-cell office:value-type="float" office:value="271360">
                <text:p>271360</text:p>
              </table:table-cell>
            </table:table-row>
            <table:table-row>
              <table:table-cell office:value-type="string">
                <text:p>09:23:56</text:p>
              </table:table-cell>
              <table:table-cell office:value-type="float" office:value="354304">
                <text:p>354304</text:p>
              </table:table-cell>
            </table:table-row>
            <table:table-row>
              <table:table-cell office:value-type="string">
                <text:p>09:23:57</text:p>
              </table:table-cell>
              <table:table-cell office:value-type="float" office:value="336833">
                <text:p>336833</text:p>
              </table:table-cell>
            </table:table-row>
            <table:table-row>
              <table:table-cell office:value-type="string">
                <text:p>09:23:58</text:p>
              </table:table-cell>
              <table:table-cell office:value-type="float" office:value="387493">
                <text:p>387493</text:p>
              </table:table-cell>
            </table:table-row>
            <table:table-row>
              <table:table-cell office:value-type="string">
                <text:p>09:23:59</text:p>
              </table:table-cell>
              <table:table-cell office:value-type="float" office:value="379963">
                <text:p>379963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366186">
                <text:p>366186</text:p>
              </table:table-cell>
            </table:table-row>
            <table:table-row>
              <table:table-cell office:value-type="string">
                <text:p>09:24:01</text:p>
              </table:table-cell>
              <table:table-cell office:value-type="float" office:value="364278">
                <text:p>364278</text:p>
              </table:table-cell>
            </table:table-row>
            <table:table-row>
              <table:table-cell office:value-type="string">
                <text:p>09:24:02</text:p>
              </table:table-cell>
              <table:table-cell office:value-type="float" office:value="433447">
                <text:p>433447</text:p>
              </table:table-cell>
            </table:table-row>
            <table:table-row>
              <table:table-cell office:value-type="string">
                <text:p>09:24:03</text:p>
              </table:table-cell>
              <table:table-cell office:value-type="float" office:value="312140">
                <text:p>312140</text:p>
              </table:table-cell>
            </table:table-row>
            <table:table-row>
              <table:table-cell office:value-type="string">
                <text:p>09:24:04</text:p>
              </table:table-cell>
              <table:table-cell office:value-type="float" office:value="299658">
                <text:p>299658</text:p>
              </table:table-cell>
            </table:table-row>
            <table:table-row>
              <table:table-cell office:value-type="string">
                <text:p>09:24:05</text:p>
              </table:table-cell>
              <table:table-cell office:value-type="float" office:value="289128">
                <text:p>289128</text:p>
              </table:table-cell>
            </table:table-row>
            <table:table-row>
              <table:table-cell office:value-type="string">
                <text:p>09:24:06</text:p>
              </table:table-cell>
              <table:table-cell office:value-type="float" office:value="244103">
                <text:p>244103</text:p>
              </table:table-cell>
            </table:table-row>
            <table:table-row>
              <table:table-cell office:value-type="string">
                <text:p>09:24:07</text:p>
              </table:table-cell>
              <table:table-cell office:value-type="float" office:value="265558">
                <text:p>265558</text:p>
              </table:table-cell>
            </table:table-row>
            <table:table-row>
              <table:table-cell office:value-type="string">
                <text:p>09:24:08</text:p>
              </table:table-cell>
              <table:table-cell office:value-type="float" office:value="267268">
                <text:p>267268</text:p>
              </table:table-cell>
            </table:table-row>
            <table:table-row>
              <table:table-cell office:value-type="string">
                <text:p>09:24:09</text:p>
              </table:table-cell>
              <table:table-cell office:value-type="float" office:value="318374">
                <text:p>3183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3.366cm" svg:y="3.337cm" style:legend-expansion="high" chart:style-name="ch3"/>
        <chart:plot-area chart:style-name="ch4" table:cell-range-address="step.B2:step.G61 step.C1:step.G1" chart:data-source-has-labels="both" svg:x="0.32cm" svg:y="1.248cm" svg:width="12.726cm" svg:height="7.572cm">
          <chartooo:coordinate-region svg:x="1.867cm" svg:y="1.248cm" svg:width="11.179cm" svg:height="5.97cm"/>
          <chart:axis chart:dimension="x" chart:name="primary-x" chart:style-name="ch5" chartooo:axis-type="auto">
            <chartooo:date-scale/>
            <chart:categories table:cell-range-address="step.B2:step.B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ep.C2:step.C61" chart:label-cell-address="step.C1:step.C1" chart:class="chart:bar">
            <chart:data-point chart:repeated="60"/>
          </chart:series>
          <chart:series chart:style-name="ch9" chart:values-cell-range-address="step.D2:step.D61" chart:label-cell-address="step.D1:step.D1" chart:class="chart:bar">
            <chart:data-point chart:repeated="60"/>
          </chart:series>
          <chart:series chart:style-name="ch10" chart:values-cell-range-address="step.E2:step.E61" chart:label-cell-address="step.E1:step.E1" chart:class="chart:bar">
            <chart:data-point chart:repeated="60"/>
          </chart:series>
          <chart:series chart:style-name="ch11" chart:values-cell-range-address="step.F2:step.F61" chart:label-cell-address="step.F1:step.F1" chart:class="chart:bar">
            <chart:data-point chart:repeated="60"/>
          </chart:series>
          <chart:series chart:style-name="ch12" chart:values-cell-range-address="step.G2:step.G61" chart:label-cell-address="step.G1:step.G1" chart:class="chart:ba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  <table:table-cell office:value-type="string">
                <text:p>thinktime</text:p>
                <draw:g>
                  <svg:desc>step.E1:step.E1</svg:desc>
                </draw:g>
              </table:table-cell>
              <table:table-cell office:value-type="string">
                <text:p>bytes</text:p>
                <draw:g>
                  <svg:desc>step.F1:step.F1</svg:desc>
                </draw:g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23:10</text:p>
                <draw:g>
                  <svg:desc>step.B2:step.B61</svg:desc>
                </draw:g>
              </table:table-cell>
              <table:table-cell office:value-type="float" office:value="0.80644">
                <text:p>0.80644</text:p>
                <draw:g>
                  <svg:desc>step.C2:step.C61</svg:desc>
                </draw:g>
              </table:table-cell>
              <table:table-cell office:value-type="float" office:value="0.470658">
                <text:p>0.470658</text:p>
                <draw:g>
                  <svg:desc>step.D2:step.D61</svg:desc>
                </draw:g>
              </table:table-cell>
              <table:table-cell office:value-type="float" office:value="0">
                <text:p>0</text:p>
                <draw:g>
                  <svg:desc>step.E2:step.E61</svg:desc>
                </draw:g>
              </table:table-cell>
              <table:table-cell office:value-type="float" office:value="1354455">
                <text:p>1354455</text:p>
                <draw:g>
                  <svg:desc>step.F2:step.F61</svg:desc>
                </draw:g>
              </table:table-cell>
              <table:table-cell office:value-type="float" office:value="10">
                <text:p>10</text:p>
                <draw:g>
                  <svg:desc>step.G2:step.G61</svg:desc>
                </draw:g>
              </table:table-cell>
            </table:table-row>
            <table:table-row>
              <table:table-cell office:value-type="string">
                <text:p>09:23:11</text:p>
              </table:table-cell>
              <table:table-cell office:value-type="float" office:value="0.704046">
                <text:p>0.704046</text:p>
              </table:table-cell>
              <table:table-cell office:value-type="float" office:value="0.452321">
                <text:p>0.452321</text:p>
              </table:table-cell>
              <table:table-cell office:value-type="float" office:value="0">
                <text:p>0</text:p>
              </table:table-cell>
              <table:table-cell office:value-type="float" office:value="1923647">
                <text:p>19236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2</text:p>
              </table:table-cell>
              <table:table-cell office:value-type="float" office:value="0.622863">
                <text:p>0.622863</text:p>
              </table:table-cell>
              <table:table-cell office:value-type="float" office:value="0.406174">
                <text:p>0.406174</text:p>
              </table:table-cell>
              <table:table-cell office:value-type="float" office:value="0">
                <text:p>0</text:p>
              </table:table-cell>
              <table:table-cell office:value-type="float" office:value="2200826">
                <text:p>22008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3</text:p>
              </table:table-cell>
              <table:table-cell office:value-type="float" office:value="0.550584">
                <text:p>0.550584</text:p>
              </table:table-cell>
              <table:table-cell office:value-type="float" office:value="0.15177">
                <text:p>0.15177</text:p>
              </table:table-cell>
              <table:table-cell office:value-type="float" office:value="0">
                <text:p>0</text:p>
              </table:table-cell>
              <table:table-cell office:value-type="float" office:value="271447">
                <text:p>2714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4</text:p>
              </table:table-cell>
              <table:table-cell office:value-type="float" office:value="0.542568">
                <text:p>0.542568</text:p>
              </table:table-cell>
              <table:table-cell office:value-type="float" office:value="0.164494">
                <text:p>0.164494</text:p>
              </table:table-cell>
              <table:table-cell office:value-type="float" office:value="0">
                <text:p>0</text:p>
              </table:table-cell>
              <table:table-cell office:value-type="float" office:value="313655">
                <text:p>313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5</text:p>
              </table:table-cell>
              <table:table-cell office:value-type="float" office:value="0.563422">
                <text:p>0.563422</text:p>
              </table:table-cell>
              <table:table-cell office:value-type="float" office:value="0.193573">
                <text:p>0.193573</text:p>
              </table:table-cell>
              <table:table-cell office:value-type="float" office:value="0">
                <text:p>0</text:p>
              </table:table-cell>
              <table:table-cell office:value-type="float" office:value="353018">
                <text:p>3530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6</text:p>
              </table:table-cell>
              <table:table-cell office:value-type="float" office:value="0.550758">
                <text:p>0.550758</text:p>
              </table:table-cell>
              <table:table-cell office:value-type="float" office:value="0.185495">
                <text:p>0.185495</text:p>
              </table:table-cell>
              <table:table-cell office:value-type="float" office:value="0">
                <text:p>0</text:p>
              </table:table-cell>
              <table:table-cell office:value-type="float" office:value="234772">
                <text:p>234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7</text:p>
              </table:table-cell>
              <table:table-cell office:value-type="float" office:value="0.512292">
                <text:p>0.512292</text:p>
              </table:table-cell>
              <table:table-cell office:value-type="float" office:value="0.152424">
                <text:p>0.152424</text:p>
              </table:table-cell>
              <table:table-cell office:value-type="float" office:value="0">
                <text:p>0</text:p>
              </table:table-cell>
              <table:table-cell office:value-type="float" office:value="249356">
                <text:p>2493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0.540198">
                <text:p>0.540198</text:p>
              </table:table-cell>
              <table:table-cell office:value-type="float" office:value="0.19209">
                <text:p>0.19209</text:p>
              </table:table-cell>
              <table:table-cell office:value-type="float" office:value="0">
                <text:p>0</text:p>
              </table:table-cell>
              <table:table-cell office:value-type="float" office:value="406013">
                <text:p>406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19</text:p>
              </table:table-cell>
              <table:table-cell office:value-type="float" office:value="0.635211">
                <text:p>0.635211</text:p>
              </table:table-cell>
              <table:table-cell office:value-type="float" office:value="0.250508">
                <text:p>0.250508</text:p>
              </table:table-cell>
              <table:table-cell office:value-type="float" office:value="0">
                <text:p>0</text:p>
              </table:table-cell>
              <table:table-cell office:value-type="float" office:value="381498">
                <text:p>381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0</text:p>
              </table:table-cell>
              <table:table-cell office:value-type="float" office:value="0.528801">
                <text:p>0.528801</text:p>
              </table:table-cell>
              <table:table-cell office:value-type="float" office:value="0.150327">
                <text:p>0.150327</text:p>
              </table:table-cell>
              <table:table-cell office:value-type="float" office:value="0">
                <text:p>0</text:p>
              </table:table-cell>
              <table:table-cell office:value-type="float" office:value="285709">
                <text:p>2857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1</text:p>
              </table:table-cell>
              <table:table-cell office:value-type="float" office:value="0.5518">
                <text:p>0.5518</text:p>
              </table:table-cell>
              <table:table-cell office:value-type="float" office:value="0.253903">
                <text:p>0.253903</text:p>
              </table:table-cell>
              <table:table-cell office:value-type="float" office:value="0">
                <text:p>0</text:p>
              </table:table-cell>
              <table:table-cell office:value-type="float" office:value="380986">
                <text:p>380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2</text:p>
              </table:table-cell>
              <table:table-cell office:value-type="float" office:value="0.500604">
                <text:p>0.500604</text:p>
              </table:table-cell>
              <table:table-cell office:value-type="float" office:value="0.186128">
                <text:p>0.186128</text:p>
              </table:table-cell>
              <table:table-cell office:value-type="float" office:value="0">
                <text:p>0</text:p>
              </table:table-cell>
              <table:table-cell office:value-type="float" office:value="312537">
                <text:p>3125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3</text:p>
              </table:table-cell>
              <table:table-cell office:value-type="float" office:value="0.535234">
                <text:p>0.535234</text:p>
              </table:table-cell>
              <table:table-cell office:value-type="float" office:value="0.148942">
                <text:p>0.148942</text:p>
              </table:table-cell>
              <table:table-cell office:value-type="float" office:value="0">
                <text:p>0</text:p>
              </table:table-cell>
              <table:table-cell office:value-type="float" office:value="251392">
                <text:p>2513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4</text:p>
              </table:table-cell>
              <table:table-cell office:value-type="float" office:value="0.511677">
                <text:p>0.511677</text:p>
              </table:table-cell>
              <table:table-cell office:value-type="float" office:value="0.227634">
                <text:p>0.227634</text:p>
              </table:table-cell>
              <table:table-cell office:value-type="float" office:value="0">
                <text:p>0</text:p>
              </table:table-cell>
              <table:table-cell office:value-type="float" office:value="336357">
                <text:p>3363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5</text:p>
              </table:table-cell>
              <table:table-cell office:value-type="float" office:value="0.60845">
                <text:p>0.60845</text:p>
              </table:table-cell>
              <table:table-cell office:value-type="float" office:value="0.185084">
                <text:p>0.185084</text:p>
              </table:table-cell>
              <table:table-cell office:value-type="float" office:value="0">
                <text:p>0</text:p>
              </table:table-cell>
              <table:table-cell office:value-type="float" office:value="274064">
                <text:p>2740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0.547592">
                <text:p>0.547592</text:p>
              </table:table-cell>
              <table:table-cell office:value-type="float" office:value="0.181577">
                <text:p>0.181577</text:p>
              </table:table-cell>
              <table:table-cell office:value-type="float" office:value="0">
                <text:p>0</text:p>
              </table:table-cell>
              <table:table-cell office:value-type="float" office:value="288089">
                <text:p>2880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7</text:p>
              </table:table-cell>
              <table:table-cell office:value-type="float" office:value="0.490268">
                <text:p>0.490268</text:p>
              </table:table-cell>
              <table:table-cell office:value-type="float" office:value="0.124067">
                <text:p>0.124067</text:p>
              </table:table-cell>
              <table:table-cell office:value-type="float" office:value="0">
                <text:p>0</text:p>
              </table:table-cell>
              <table:table-cell office:value-type="float" office:value="281826">
                <text:p>2818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8</text:p>
              </table:table-cell>
              <table:table-cell office:value-type="float" office:value="0.525733">
                <text:p>0.525733</text:p>
              </table:table-cell>
              <table:table-cell office:value-type="float" office:value="0.183125">
                <text:p>0.183125</text:p>
              </table:table-cell>
              <table:table-cell office:value-type="float" office:value="0">
                <text:p>0</text:p>
              </table:table-cell>
              <table:table-cell office:value-type="float" office:value="291875">
                <text:p>2918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29</text:p>
              </table:table-cell>
              <table:table-cell office:value-type="float" office:value="0.551768">
                <text:p>0.551768</text:p>
              </table:table-cell>
              <table:table-cell office:value-type="float" office:value="0.213715">
                <text:p>0.213715</text:p>
              </table:table-cell>
              <table:table-cell office:value-type="float" office:value="0">
                <text:p>0</text:p>
              </table:table-cell>
              <table:table-cell office:value-type="float" office:value="315809">
                <text:p>3158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0</text:p>
              </table:table-cell>
              <table:table-cell office:value-type="float" office:value="0.480362">
                <text:p>0.480362</text:p>
              </table:table-cell>
              <table:table-cell office:value-type="float" office:value="0.222202">
                <text:p>0.222202</text:p>
              </table:table-cell>
              <table:table-cell office:value-type="float" office:value="0">
                <text:p>0</text:p>
              </table:table-cell>
              <table:table-cell office:value-type="float" office:value="388602">
                <text:p>3886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1</text:p>
              </table:table-cell>
              <table:table-cell office:value-type="float" office:value="0.515528">
                <text:p>0.515528</text:p>
              </table:table-cell>
              <table:table-cell office:value-type="float" office:value="0.249136">
                <text:p>0.249136</text:p>
              </table:table-cell>
              <table:table-cell office:value-type="float" office:value="0">
                <text:p>0</text:p>
              </table:table-cell>
              <table:table-cell office:value-type="float" office:value="317692">
                <text:p>3176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2</text:p>
              </table:table-cell>
              <table:table-cell office:value-type="float" office:value="0.480845">
                <text:p>0.480845</text:p>
              </table:table-cell>
              <table:table-cell office:value-type="float" office:value="0.151822">
                <text:p>0.151822</text:p>
              </table:table-cell>
              <table:table-cell office:value-type="float" office:value="0">
                <text:p>0</text:p>
              </table:table-cell>
              <table:table-cell office:value-type="float" office:value="265129">
                <text:p>265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3</text:p>
              </table:table-cell>
              <table:table-cell office:value-type="float" office:value="0.53673">
                <text:p>0.53673</text:p>
              </table:table-cell>
              <table:table-cell office:value-type="float" office:value="0.150408">
                <text:p>0.150408</text:p>
              </table:table-cell>
              <table:table-cell office:value-type="float" office:value="0">
                <text:p>0</text:p>
              </table:table-cell>
              <table:table-cell office:value-type="float" office:value="282136">
                <text:p>282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4</text:p>
              </table:table-cell>
              <table:table-cell office:value-type="float" office:value="0.549033">
                <text:p>0.549033</text:p>
              </table:table-cell>
              <table:table-cell office:value-type="float" office:value="0.197271">
                <text:p>0.197271</text:p>
              </table:table-cell>
              <table:table-cell office:value-type="float" office:value="0">
                <text:p>0</text:p>
              </table:table-cell>
              <table:table-cell office:value-type="float" office:value="337172">
                <text:p>3371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5</text:p>
              </table:table-cell>
              <table:table-cell office:value-type="float" office:value="0.582856">
                <text:p>0.582856</text:p>
              </table:table-cell>
              <table:table-cell office:value-type="float" office:value="0.250338">
                <text:p>0.250338</text:p>
              </table:table-cell>
              <table:table-cell office:value-type="float" office:value="0">
                <text:p>0</text:p>
              </table:table-cell>
              <table:table-cell office:value-type="float" office:value="354829">
                <text:p>3548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6</text:p>
              </table:table-cell>
              <table:table-cell office:value-type="float" office:value="0.516372">
                <text:p>0.516372</text:p>
              </table:table-cell>
              <table:table-cell office:value-type="float" office:value="0.151201">
                <text:p>0.151201</text:p>
              </table:table-cell>
              <table:table-cell office:value-type="float" office:value="0">
                <text:p>0</text:p>
              </table:table-cell>
              <table:table-cell office:value-type="float" office:value="285044">
                <text:p>2850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7</text:p>
              </table:table-cell>
              <table:table-cell office:value-type="float" office:value="0.543299">
                <text:p>0.543299</text:p>
              </table:table-cell>
              <table:table-cell office:value-type="float" office:value="0.219338">
                <text:p>0.219338</text:p>
              </table:table-cell>
              <table:table-cell office:value-type="float" office:value="0">
                <text:p>0</text:p>
              </table:table-cell>
              <table:table-cell office:value-type="float" office:value="268280">
                <text:p>268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8</text:p>
              </table:table-cell>
              <table:table-cell office:value-type="float" office:value="0.530105">
                <text:p>0.530105</text:p>
              </table:table-cell>
              <table:table-cell office:value-type="float" office:value="0.158911">
                <text:p>0.158911</text:p>
              </table:table-cell>
              <table:table-cell office:value-type="float" office:value="0">
                <text:p>0</text:p>
              </table:table-cell>
              <table:table-cell office:value-type="float" office:value="314623">
                <text:p>3146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39</text:p>
              </table:table-cell>
              <table:table-cell office:value-type="float" office:value="0.487888">
                <text:p>0.487888</text:p>
              </table:table-cell>
              <table:table-cell office:value-type="float" office:value="0.185242">
                <text:p>0.185242</text:p>
              </table:table-cell>
              <table:table-cell office:value-type="float" office:value="0">
                <text:p>0</text:p>
              </table:table-cell>
              <table:table-cell office:value-type="float" office:value="331439">
                <text:p>3314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0</text:p>
              </table:table-cell>
              <table:table-cell office:value-type="float" office:value="0.490352">
                <text:p>0.490352</text:p>
              </table:table-cell>
              <table:table-cell office:value-type="float" office:value="0.186364">
                <text:p>0.186364</text:p>
              </table:table-cell>
              <table:table-cell office:value-type="float" office:value="0">
                <text:p>0</text:p>
              </table:table-cell>
              <table:table-cell office:value-type="float" office:value="366210">
                <text:p>366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1</text:p>
              </table:table-cell>
              <table:table-cell office:value-type="float" office:value="0.543378">
                <text:p>0.543378</text:p>
              </table:table-cell>
              <table:table-cell office:value-type="float" office:value="0.186988">
                <text:p>0.186988</text:p>
              </table:table-cell>
              <table:table-cell office:value-type="float" office:value="0">
                <text:p>0</text:p>
              </table:table-cell>
              <table:table-cell office:value-type="float" office:value="315465">
                <text:p>315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2</text:p>
              </table:table-cell>
              <table:table-cell office:value-type="float" office:value="0.506202">
                <text:p>0.506202</text:p>
              </table:table-cell>
              <table:table-cell office:value-type="float" office:value="0.251724">
                <text:p>0.251724</text:p>
              </table:table-cell>
              <table:table-cell office:value-type="float" office:value="0">
                <text:p>0</text:p>
              </table:table-cell>
              <table:table-cell office:value-type="float" office:value="374510">
                <text:p>37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3</text:p>
              </table:table-cell>
              <table:table-cell office:value-type="float" office:value="0.533512">
                <text:p>0.533512</text:p>
              </table:table-cell>
              <table:table-cell office:value-type="float" office:value="0.215941">
                <text:p>0.215941</text:p>
              </table:table-cell>
              <table:table-cell office:value-type="float" office:value="0">
                <text:p>0</text:p>
              </table:table-cell>
              <table:table-cell office:value-type="float" office:value="321133">
                <text:p>3211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4</text:p>
              </table:table-cell>
              <table:table-cell office:value-type="float" office:value="0.530706">
                <text:p>0.530706</text:p>
              </table:table-cell>
              <table:table-cell office:value-type="float" office:value="0.149169">
                <text:p>0.149169</text:p>
              </table:table-cell>
              <table:table-cell office:value-type="float" office:value="0">
                <text:p>0</text:p>
              </table:table-cell>
              <table:table-cell office:value-type="float" office:value="299003">
                <text:p>2990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5</text:p>
              </table:table-cell>
              <table:table-cell office:value-type="float" office:value="0.533">
                <text:p>0.533</text:p>
              </table:table-cell>
              <table:table-cell office:value-type="float" office:value="0.148287">
                <text:p>0.148287</text:p>
              </table:table-cell>
              <table:table-cell office:value-type="float" office:value="0">
                <text:p>0</text:p>
              </table:table-cell>
              <table:table-cell office:value-type="float" office:value="233226">
                <text:p>233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6</text:p>
              </table:table-cell>
              <table:table-cell office:value-type="float" office:value="0.517088">
                <text:p>0.517088</text:p>
              </table:table-cell>
              <table:table-cell office:value-type="float" office:value="0.181082">
                <text:p>0.181082</text:p>
              </table:table-cell>
              <table:table-cell office:value-type="float" office:value="0">
                <text:p>0</text:p>
              </table:table-cell>
              <table:table-cell office:value-type="float" office:value="245608">
                <text:p>2456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7</text:p>
              </table:table-cell>
              <table:table-cell office:value-type="float" office:value="0.501031">
                <text:p>0.501031</text:p>
              </table:table-cell>
              <table:table-cell office:value-type="float" office:value="0.183058">
                <text:p>0.183058</text:p>
              </table:table-cell>
              <table:table-cell office:value-type="float" office:value="0">
                <text:p>0</text:p>
              </table:table-cell>
              <table:table-cell office:value-type="float" office:value="287817">
                <text:p>287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8</text:p>
              </table:table-cell>
              <table:table-cell office:value-type="float" office:value="0.53988">
                <text:p>0.53988</text:p>
              </table:table-cell>
              <table:table-cell office:value-type="float" office:value="0.301274">
                <text:p>0.301274</text:p>
              </table:table-cell>
              <table:table-cell office:value-type="float" office:value="0">
                <text:p>0</text:p>
              </table:table-cell>
              <table:table-cell office:value-type="float" office:value="592293">
                <text:p>592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49</text:p>
              </table:table-cell>
              <table:table-cell office:value-type="float" office:value="0.531483">
                <text:p>0.531483</text:p>
              </table:table-cell>
              <table:table-cell office:value-type="float" office:value="0.369184">
                <text:p>0.369184</text:p>
              </table:table-cell>
              <table:table-cell office:value-type="float" office:value="0">
                <text:p>0</text:p>
              </table:table-cell>
              <table:table-cell office:value-type="float" office:value="656586">
                <text:p>6565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0</text:p>
              </table:table-cell>
              <table:table-cell office:value-type="float" office:value="0.551046">
                <text:p>0.551046</text:p>
              </table:table-cell>
              <table:table-cell office:value-type="float" office:value="0.276424">
                <text:p>0.276424</text:p>
              </table:table-cell>
              <table:table-cell office:value-type="float" office:value="0">
                <text:p>0</text:p>
              </table:table-cell>
              <table:table-cell office:value-type="float" office:value="569835">
                <text:p>5698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1</text:p>
              </table:table-cell>
              <table:table-cell office:value-type="float" office:value="0.515585">
                <text:p>0.515585</text:p>
              </table:table-cell>
              <table:table-cell office:value-type="float" office:value="0.169789">
                <text:p>0.169789</text:p>
              </table:table-cell>
              <table:table-cell office:value-type="float" office:value="0">
                <text:p>0</text:p>
              </table:table-cell>
              <table:table-cell office:value-type="float" office:value="541433">
                <text:p>5414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2</text:p>
              </table:table-cell>
              <table:table-cell office:value-type="float" office:value="0.600441">
                <text:p>0.600441</text:p>
              </table:table-cell>
              <table:table-cell office:value-type="float" office:value="0.187112">
                <text:p>0.187112</text:p>
              </table:table-cell>
              <table:table-cell office:value-type="float" office:value="0">
                <text:p>0</text:p>
              </table:table-cell>
              <table:table-cell office:value-type="float" office:value="308016">
                <text:p>308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3</text:p>
              </table:table-cell>
              <table:table-cell office:value-type="float" office:value="0.605077">
                <text:p>0.605077</text:p>
              </table:table-cell>
              <table:table-cell office:value-type="float" office:value="0.221711">
                <text:p>0.221711</text:p>
              </table:table-cell>
              <table:table-cell office:value-type="float" office:value="0">
                <text:p>0</text:p>
              </table:table-cell>
              <table:table-cell office:value-type="float" office:value="404569">
                <text:p>4045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4</text:p>
              </table:table-cell>
              <table:table-cell office:value-type="float" office:value="0.605791">
                <text:p>0.605791</text:p>
              </table:table-cell>
              <table:table-cell office:value-type="float" office:value="0.225047">
                <text:p>0.225047</text:p>
              </table:table-cell>
              <table:table-cell office:value-type="float" office:value="0">
                <text:p>0</text:p>
              </table:table-cell>
              <table:table-cell office:value-type="float" office:value="427947">
                <text:p>4279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5</text:p>
              </table:table-cell>
              <table:table-cell office:value-type="float" office:value="0.635138">
                <text:p>0.635138</text:p>
              </table:table-cell>
              <table:table-cell office:value-type="float" office:value="0.151466">
                <text:p>0.151466</text:p>
              </table:table-cell>
              <table:table-cell office:value-type="float" office:value="0">
                <text:p>0</text:p>
              </table:table-cell>
              <table:table-cell office:value-type="float" office:value="271360">
                <text:p>2713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6</text:p>
              </table:table-cell>
              <table:table-cell office:value-type="float" office:value="0.548033">
                <text:p>0.548033</text:p>
              </table:table-cell>
              <table:table-cell office:value-type="float" office:value="0.220289">
                <text:p>0.220289</text:p>
              </table:table-cell>
              <table:table-cell office:value-type="float" office:value="0">
                <text:p>0</text:p>
              </table:table-cell>
              <table:table-cell office:value-type="float" office:value="354304">
                <text:p>3543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7</text:p>
              </table:table-cell>
              <table:table-cell office:value-type="float" office:value="0.546103">
                <text:p>0.546103</text:p>
              </table:table-cell>
              <table:table-cell office:value-type="float" office:value="0.155081">
                <text:p>0.155081</text:p>
              </table:table-cell>
              <table:table-cell office:value-type="float" office:value="0">
                <text:p>0</text:p>
              </table:table-cell>
              <table:table-cell office:value-type="float" office:value="336833">
                <text:p>3368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8</text:p>
              </table:table-cell>
              <table:table-cell office:value-type="float" office:value="0.568007">
                <text:p>0.568007</text:p>
              </table:table-cell>
              <table:table-cell office:value-type="float" office:value="0.221862">
                <text:p>0.221862</text:p>
              </table:table-cell>
              <table:table-cell office:value-type="float" office:value="0">
                <text:p>0</text:p>
              </table:table-cell>
              <table:table-cell office:value-type="float" office:value="387493">
                <text:p>3874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3:59</text:p>
              </table:table-cell>
              <table:table-cell office:value-type="float" office:value="0.525788">
                <text:p>0.525788</text:p>
              </table:table-cell>
              <table:table-cell office:value-type="float" office:value="0.188333">
                <text:p>0.188333</text:p>
              </table:table-cell>
              <table:table-cell office:value-type="float" office:value="0">
                <text:p>0</text:p>
              </table:table-cell>
              <table:table-cell office:value-type="float" office:value="379963">
                <text:p>3799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0.551551">
                <text:p>0.551551</text:p>
              </table:table-cell>
              <table:table-cell office:value-type="float" office:value="0.168182">
                <text:p>0.168182</text:p>
              </table:table-cell>
              <table:table-cell office:value-type="float" office:value="0">
                <text:p>0</text:p>
              </table:table-cell>
              <table:table-cell office:value-type="float" office:value="366186">
                <text:p>3661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1</text:p>
              </table:table-cell>
              <table:table-cell office:value-type="float" office:value="0.572967">
                <text:p>0.572967</text:p>
              </table:table-cell>
              <table:table-cell office:value-type="float" office:value="0.157573">
                <text:p>0.157573</text:p>
              </table:table-cell>
              <table:table-cell office:value-type="float" office:value="0">
                <text:p>0</text:p>
              </table:table-cell>
              <table:table-cell office:value-type="float" office:value="364278">
                <text:p>3642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2</text:p>
              </table:table-cell>
              <table:table-cell office:value-type="float" office:value="0.613686">
                <text:p>0.613686</text:p>
              </table:table-cell>
              <table:table-cell office:value-type="float" office:value="0.257747">
                <text:p>0.257747</text:p>
              </table:table-cell>
              <table:table-cell office:value-type="float" office:value="0">
                <text:p>0</text:p>
              </table:table-cell>
              <table:table-cell office:value-type="float" office:value="433447">
                <text:p>4334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3</text:p>
              </table:table-cell>
              <table:table-cell office:value-type="float" office:value="0.57197">
                <text:p>0.57197</text:p>
              </table:table-cell>
              <table:table-cell office:value-type="float" office:value="0.152924">
                <text:p>0.152924</text:p>
              </table:table-cell>
              <table:table-cell office:value-type="float" office:value="0">
                <text:p>0</text:p>
              </table:table-cell>
              <table:table-cell office:value-type="float" office:value="312140">
                <text:p>312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4</text:p>
              </table:table-cell>
              <table:table-cell office:value-type="float" office:value="0.600388">
                <text:p>0.600388</text:p>
              </table:table-cell>
              <table:table-cell office:value-type="float" office:value="0.211435">
                <text:p>0.211435</text:p>
              </table:table-cell>
              <table:table-cell office:value-type="float" office:value="0">
                <text:p>0</text:p>
              </table:table-cell>
              <table:table-cell office:value-type="float" office:value="299658">
                <text:p>299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5</text:p>
              </table:table-cell>
              <table:table-cell office:value-type="float" office:value="0.612646">
                <text:p>0.612646</text:p>
              </table:table-cell>
              <table:table-cell office:value-type="float" office:value="0.214695">
                <text:p>0.214695</text:p>
              </table:table-cell>
              <table:table-cell office:value-type="float" office:value="0">
                <text:p>0</text:p>
              </table:table-cell>
              <table:table-cell office:value-type="float" office:value="289128">
                <text:p>289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6</text:p>
              </table:table-cell>
              <table:table-cell office:value-type="float" office:value="0.537763">
                <text:p>0.537763</text:p>
              </table:table-cell>
              <table:table-cell office:value-type="float" office:value="0.149337">
                <text:p>0.149337</text:p>
              </table:table-cell>
              <table:table-cell office:value-type="float" office:value="0">
                <text:p>0</text:p>
              </table:table-cell>
              <table:table-cell office:value-type="float" office:value="244103">
                <text:p>244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7</text:p>
              </table:table-cell>
              <table:table-cell office:value-type="float" office:value="0.561979">
                <text:p>0.561979</text:p>
              </table:table-cell>
              <table:table-cell office:value-type="float" office:value="0.117813">
                <text:p>0.117813</text:p>
              </table:table-cell>
              <table:table-cell office:value-type="float" office:value="0">
                <text:p>0</text:p>
              </table:table-cell>
              <table:table-cell office:value-type="float" office:value="265558">
                <text:p>2655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8</text:p>
              </table:table-cell>
              <table:table-cell office:value-type="float" office:value="0.597957">
                <text:p>0.597957</text:p>
              </table:table-cell>
              <table:table-cell office:value-type="float" office:value="0.120858">
                <text:p>0.120858</text:p>
              </table:table-cell>
              <table:table-cell office:value-type="float" office:value="0">
                <text:p>0</text:p>
              </table:table-cell>
              <table:table-cell office:value-type="float" office:value="267268">
                <text:p>267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24:09</text:p>
              </table:table-cell>
              <table:table-cell office:value-type="float" office:value="0.575718">
                <text:p>0.575718</text:p>
              </table:table-cell>
              <table:table-cell office:value-type="float" office:value="0.156321">
                <text:p>0.156321</text:p>
              </table:table-cell>
              <table:table-cell office:value-type="float" office:value="0">
                <text:p>0</text:p>
              </table:table-cell>
              <table:table-cell office:value-type="float" office:value="318374">
                <text:p>3183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